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lways"/>
    </style:style>
    <style:style style:name="Table25.A" style:family="table-column">
      <style:table-column-properties style:column-width="0.9486in" style:rel-column-width="8975*"/>
    </style:style>
    <style:style style:name="Table25.B" style:family="table-column">
      <style:table-column-properties style:column-width="1.2708in" style:rel-column-width="12024*"/>
    </style:style>
    <style:style style:name="Table25.C" style:family="table-column">
      <style:table-column-properties style:column-width="4.7076in" style:rel-column-width="4453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lways"/>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lways"/>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lways"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lways"/>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7*"/>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lways"/>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lways"/>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Subtitle">
      <style:paragraph-properties fo:text-align="center" style:justify-single-word="false"/>
      <style:text-properties fo:font-size="28pt" style:font-size-asian="28pt" style:font-size-complex="28pt"/>
    </style:style>
    <style:style style:name="P3" style:family="paragraph" style:parent-style-name="Text_20_body">
      <style:paragraph-properties fo:text-align="center" style:justify-single-word="false"/>
      <style:text-properties fo:font-size="28pt" style:font-size-asian="28pt" style:font-size-complex="28pt"/>
    </style:style>
    <style:style style:name="P4" style:family="paragraph" style:parent-style-name="Text_20_body">
      <style:text-properties fo:font-size="28pt" style:font-size-asian="28pt" style:font-size-complex="28pt"/>
    </style:style>
    <style:style style:name="P5" style:family="paragraph" style:parent-style-name="Text_20_body">
      <style:paragraph-properties fo:margin-left="0.4925in" fo:margin-right="0in" fo:text-indent="0in" style:auto-text-indent="false"/>
      <style:text-properties fo:font-size="12pt" style:font-size-asian="12pt" style:font-size-complex="12pt"/>
    </style:style>
    <style:style style:name="P6" style:family="paragraph" style:parent-style-name="Text_20_body">
      <style:paragraph-properties fo:margin-left="2.4618in" fo:margin-right="0in" fo:text-indent="0in" style:auto-text-indent="false"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Standard">
      <style:paragraph-properties fo:break-before="pag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Heading_20_1">
      <style:paragraph-properties fo:margin-left="0.0626in" fo:margin-right="0in" fo:text-indent="0in" style:auto-text-indent="false"/>
    </style:style>
    <style:style style:name="P13" style:family="paragraph" style:parent-style-name="Heading_20_1">
      <style:paragraph-properties fo:break-before="page"/>
    </style:style>
    <style:style style:name="P14" style:family="paragraph" style:parent-style-name="Table_20_Contents" style:list-style-name="L2">
      <style:text-properties fo:font-size="9pt" style:font-size-asian="9pt" style:font-size-complex="9pt"/>
    </style:style>
    <style:style style:name="P15" style:family="paragraph" style:parent-style-name="Text_20_body" style:list-style-name="L3"/>
    <style:style style:name="P16" style:family="paragraph" style:parent-style-name="Text_20_body" style:list-style-name="L3">
      <style:paragraph-properties fo:margin-left="0.4925in" fo:margin-right="0in" fo:text-indent="0in" style:auto-text-indent="false"/>
      <style:text-properties fo:font-style="normal" style:font-style-asian="normal" style:font-style-complex="normal"/>
    </style:style>
    <style:style style:name="P17" style:family="paragraph" style:parent-style-name="Text_20_body" style:list-style-name="L4"/>
    <style:style style:name="P18" style:family="paragraph" style:parent-style-name="Text_20_body">
      <style:text-properties fo:font-style="normal" style:font-style-asian="normal" style:font-style-complex="normal"/>
    </style:style>
    <style:style style:name="P19" style:family="paragraph" style:parent-style-name="Table_20_Heading">
      <style:text-properties fo:font-size="10pt" style:font-size-asian="10pt" style:font-size-complex="10pt"/>
    </style:style>
    <style:style style:name="P20" style:family="paragraph" style:parent-style-name="Table_20_Contents">
      <style:text-properties style:font-name="Arial Narrow3" fo:font-size="9pt" style:font-size-asian="9pt" style:font-size-complex="9pt"/>
    </style:style>
    <style:style style:name="P21"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2"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Table_20_Heading">
      <style:text-properties style:font-name="Arial Narrow3" fo:font-size="12pt" style:font-size-asian="12pt" style:font-size-complex="12pt"/>
    </style:style>
    <style:style style:name="P24" style:family="paragraph" style:parent-style-name="Table_20_Contents">
      <style:text-properties style:font-name="Arial Narrow3" fo:font-size="12pt" style:font-size-asian="12pt" style:font-size-complex="12pt"/>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4925in" fo:margin-right="0in" fo:text-indent="0in" style:auto-text-indent="false"/>
    </style:style>
    <style:style style:name="P27" style:family="paragraph" style:parent-style-name="Text_20_body">
      <style:paragraph-properties fo:margin-left="0in" fo:margin-right="0in" fo:text-indent="0in" style:auto-text-indent="false"/>
      <style:text-properties fo:font-size="10pt" style:font-size-asian="10pt" style:font-size-complex="10p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0" style:family="paragraph" style:parent-style-name="Text_20_body">
      <style:paragraph-properties fo:margin-left="0.4925in" fo:margin-right="0in" fo:text-indent="0in" style:auto-text-indent="false"/>
      <style:text-properties fo:font-size="10pt" style:font-size-asian="10pt" style:font-size-complex="10pt"/>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paragraph-properties fo:margin-left="-0.0209in" fo:margin-right="0in" fo:text-indent="0in" style:auto-text-indent="false"/>
    </style:style>
    <style:style style:name="P34" style:family="paragraph" style:parent-style-name="Table_20_Contents">
      <style:paragraph-properties fo:text-align="center" style:justify-single-word="false"/>
    </style:style>
    <style:style style:name="P35" style:family="paragraph" style:parent-style-name="Text_20_body" style:list-style-name="L7"/>
    <style:style style:name="P36" style:family="paragraph" style:parent-style-name="Text_20_body" style:list-style-name="L7">
      <style:text-properties fo:font-style="normal" style:font-style-asian="normal" style:font-style-complex="normal"/>
    </style:style>
    <style:style style:name="P37" style:family="paragraph" style:parent-style-name="Table_20_Contents">
      <style:text-properties style:font-name="Arial Narrow" fo:font-size="9pt" style:font-size-asian="9pt" style:font-size-complex="9pt"/>
    </style:style>
    <style:style style:name="P38" style:family="paragraph" style:parent-style-name="Standard">
      <style:text-properties style:font-name="Arial Narrow3" fo:font-size="9pt" style:font-size-asian="9pt" style:font-size-complex="9pt"/>
    </style:style>
    <style:style style:name="P39" style:family="paragraph" style:parent-style-name="Heading_20_3">
      <style:paragraph-properties fo:margin-left="0in" fo:margin-right="0in" fo:text-indent="0in" style:auto-text-indent="false"/>
    </style:style>
    <style:style style:name="P40" style:family="paragraph" style:parent-style-name="Text_20_body">
      <style:text-properties style:font-name="Arial Narrow" fo:font-size="9pt" style:font-size-asian="9pt" style:font-size-complex="9pt"/>
    </style:style>
    <style:style style:name="P41" style:family="paragraph" style:parent-style-name="Standard">
      <style:text-properties style:font-name="Arial Narrow3"/>
    </style:style>
    <style:style style:name="P42" style:family="paragraph" style:parent-style-name="Heading_20_2">
      <style:paragraph-properties fo:margin-left="-0.0102in" fo:margin-right="0in" fo:text-indent="0in" style:auto-text-indent="false"/>
    </style:style>
    <style:style style:name="P43" style:family="paragraph" style:parent-style-name="Text_20_body">
      <style:text-properties fo:font-size="10pt" style:font-size-asian="10pt" style:font-size-complex="10pt"/>
    </style:style>
    <style:style style:name="P44" style:family="paragraph" style:parent-style-name="Text_20_body" style:list-style-name="L8">
      <style:text-properties fo:font-size="10pt" style:font-size-asian="10pt" style:font-size-complex="10pt"/>
    </style:style>
    <style:style style:name="P45" style:family="paragraph" style:parent-style-name="Heading_20_2">
      <style:text-properties fo:font-size="12pt" style:font-size-asian="12pt" style:font-size-complex="12pt"/>
    </style:style>
    <style:style style:name="P46" style:family="paragraph" style:parent-style-name="Text_20_body">
      <style:paragraph-properties fo:margin-left="0in" fo:margin-right="0in" fo:text-indent="0in" style:auto-text-indent="false" fo:break-before="page"/>
    </style:style>
    <style:style style:name="P47" style:family="paragraph">
      <style:paragraph-properties fo:text-align="center"/>
    </style:style>
    <style:style style:name="P48" style:family="paragraph" style:parent-style-name="Text_20_body">
      <style:paragraph-properties fo:margin-left="-0.4925in" fo:margin-right="0in" fo:text-indent="0in" style:auto-text-indent="false"/>
    </style:style>
    <style:style style:name="P49" style:family="paragraph" style:parent-style-name="Text_20_body">
      <style:paragraph-properties fo:margin-left="-0.4925in" fo:margin-right="0in" fo:margin-top="0in" fo:margin-bottom="0.0835in" fo:text-indent="0in" style:auto-text-indent="false"/>
      <style:text-properties fo:font-size="10pt"/>
    </style:style>
    <style:style style:name="P50"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1" style:family="paragraph" style:parent-style-name="Text_20_body">
      <style:paragraph-properties fo:margin-left="-0.4925in" fo:margin-right="0in" fo:text-indent="0in" style:auto-text-indent="false"/>
      <style:text-properties fo:text-shadow="1pt 1pt"/>
    </style:style>
    <style:style style:name="P52" style:family="paragraph" style:parent-style-name="Text_20_body" style:list-style-name="L9">
      <style:paragraph-properties fo:margin-left="0in" fo:margin-right="0in" fo:text-indent="0in" style:auto-text-indent="false"/>
    </style:style>
    <style:style style:name="P53" style:family="paragraph" style:parent-style-name="Text_20_body" style:list-style-name="L10">
      <style:paragraph-properties fo:margin-left="0in" fo:margin-right="0in" fo:text-indent="0in" style:auto-text-indent="false"/>
    </style:style>
    <style:style style:name="P54" style:family="paragraph" style:parent-style-name="Text_20_body" style:list-style-name="L11">
      <style:paragraph-properties fo:margin-left="0in" fo:margin-right="0in" fo:text-indent="0in" style:auto-text-indent="false"/>
      <style:text-properties fo:font-style="normal" style:font-style-asian="normal" style:font-style-complex="normal"/>
    </style:style>
    <style:style style:name="P55" style:family="paragraph" style:parent-style-name="Text_20_body">
      <style:paragraph-properties fo:margin-left="0.0311in" fo:margin-right="0in" fo:text-indent="0in" style:auto-text-indent="false"/>
    </style:style>
    <style:style style:name="P56" style:family="paragraph" style:parent-style-name="Text_20_body" style:list-style-name="L12"/>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text-underline-style="none" fo:font-weight="bold" style:font-style-asian="italic" style:font-weight-asian="bold" style:font-style-complex="italic" style:font-weight-complex="bol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
      <text:p text:style-name="P2"/>
      <text:p text:style-name="P3"/>
      <text:p text:style-name="P1"/>
      <text:p text:style-name="P1">BladeCenter to HPI Mapping</text:p>
      <text:p text:style-name="P4"/>
      <text:p text:style-name="P4"/>
      <text:p text:style-name="P4"/>
      <text:p text:style-name="P4"/>
      <text:p text:style-name="P4"/>
      <text:p text:style-name="P4"/>
      <text:p text:style-name="P4"/>
      <text:p text:style-name="P4"/>
      <text:p text:style-name="P4"/>
      <text:p text:style-name="P4"/>
      <text:p text:style-name="P5">April 28, 2006</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4</text:p>
          <text:p text:style-name="P8">1.1 OpenHPI BladeCenter Plugin Configuration File<text:tab/>4</text:p>
          <text:p text:style-name="P8">1.2 BladeCenter References<text:tab/>5</text:p>
          <text:p text:style-name="P7">2 BladeCenter Resources<text:tab/>6</text:p>
          <text:p text:style-name="P8">2.1 BladeCenter non-Standard Entity Type Definitions<text:tab/>7</text:p>
          <text:p text:style-name="P8">2.2 Entity Path Examples<text:tab/>8</text:p>
          <text:p text:style-name="P8">2.3 Virtual Management Module<text:tab/>8</text:p>
          <text:p text:style-name="P8">2.4 BladeCenter Model Resource Differences<text:tab/>9</text:p>
          <text:p text:style-name="P7">3 Resource RDR Mappings<text:tab/>10</text:p>
          <text:p text:style-name="P8">3.1 Chassis RDRs<text:tab/>10</text:p>
          <text:p text:style-name="P8">3.2 Slot RDRs<text:tab/>11</text:p>
          <text:p text:style-name="P9">3.2.1 Multi-slot Blades<text:tab/>12</text:p>
          <text:p text:style-name="P9">3.2.2 Special Sensor Numbers<text:tab/>12</text:p>
          <text:p text:style-name="P9">3.2.3 Power Module Slot RDRs<text:tab/>12</text:p>
          <text:p text:style-name="P8">3.3 Management Module RDRs <text:tab/>12</text:p>
          <text:p text:style-name="P9">3.3.1 Virtual Management Module RDRs<text:tab/>12</text:p>
          <text:p text:style-name="P9">3.3.2 Physical Management Module RDRs<text:tab/>13</text:p>
          <text:p text:style-name="P8">3.4 Blade RDRs<text:tab/>15</text:p>
          <text:p text:style-name="P8">3.5 Blade Expansion Module RDRs<text:tab/>18</text:p>
          <text:p text:style-name="P8">3.6BEM DASD RDRs<text:tab/>19</text:p>
          <text:p text:style-name="P8">3.7 I/O Module RDRs<text:tab/>19</text:p>
          <text:p text:style-name="P8">3.8 Power Module RDRs<text:tab/>19</text:p>
          <text:p text:style-name="P8">3.9 Blower RDRs<text:tab/>20</text:p>
          <text:p text:style-name="P8">3.10 Media Tray RDRs<text:tab/>21</text:p>
          <text:p text:style-name="P7">4 Hot Swap Operations<text:tab/>22</text:p>
          <text:p text:style-name="P8">4.1 Simple Hot Swap<text:tab/>22</text:p>
          <text:p text:style-name="P8">4.2 Three State Hot Swap<text:tab/>22</text:p>
          <text:p text:style-name="P7">5 Event Processing<text:tab/>25</text:p>
          <text:p text:style-name="P8">5.1 BladeCenter Hardware Event Log<text:tab/>25</text:p>
          <text:p text:style-name="P9">5.1.1 Non-Writable<text:tab/>25</text:p>
          <text:p text:style-name="P9">5.1.2 Variable Length<text:tab/>25</text:p>
          <text:p text:style-name="P9">5.1.3 Wrap Characteristics<text:tab/>25</text:p>
          <text:p text:style-name="P9">5.1.4 Too Much Stuff<text:tab/>26</text:p>
          <text:p text:style-name="P8">5.2 OpenHPI BladeCenter Resource Event Log<text:tab/>26</text:p>
          <text:p text:style-name="P9">5.2.1 Initial Bring-up<text:tab/>26</text:p>
          <text:p text:style-name="P8">5.3 OpenHPI Domain Event Log<text:tab/>27</text:p>
          <text:p text:style-name="P8">5.4 OpenHPI Domain Alarm Table<text:tab/>27</text:p>
        </text:index-body>
      </text:table-of-content>
      <text:p text:style-name="Standard"/>
      <text:p text:style-name="P1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Table 1.1: OpenHPI BladeCenter Plugin Configuration Variables<text:tab/>4</text:p>
          <text:p text:style-name="P11">Table 2.1: BladeCenter Resources<text:tab/>7</text:p>
          <text:p text:style-name="P11">Table 2.2: BladeCenter non-Standard Entity Path Definitions<text:tab/>7</text:p>
          <text:p text:style-name="P11">Table 2.3: BladeCenter Model Resource Differences<text:tab/>9</text:p>
          <text:p text:style-name="P11">Table 3.1: Chassis Sensor RDR Summary<text:tab/>10</text:p>
          <text:p text:style-name="P11">Table 3.2: Chassis Control RDR Summary<text:tab/>11</text:p>
          <text:p text:style-name="P11">Table 3.3: Chassis Inventory RDR Summary<text:tab/>11</text:p>
          <text:p text:style-name="P11">Table 3.4: Slot Sensor RDR Summary<text:tab/>11</text:p>
          <text:p text:style-name="P11">Table 3.5: VMM Sensor RDR Summary<text:tab/>13</text:p>
          <text:p text:style-name="P11">Table 3.6: VMM Control RDR Summary<text:tab/>13</text:p>
          <text:p text:style-name="P11">Table 3.7: Physical MM Inventory RDR Summary<text:tab/>14</text:p>
          <text:p text:style-name="P11">Table 3.8: Blade Sensor RDR Summary<text:tab/>17</text:p>
          <text:p text:style-name="P11">Table 3.9: Blade Control RDR Summary<text:tab/>17</text:p>
          <text:p text:style-name="P11">Table 3.10: Blade Inventory RDR Summary<text:tab/>18</text:p>
          <text:p text:style-name="P11">Table 3.11: BEM Sensor RDR Summary<text:tab/>18</text:p>
          <text:p text:style-name="P11">Table 3.12: BEM DASD Sensor Summary<text:tab/>19</text:p>
          <text:p text:style-name="P11">Table 3.13: I/O Module Sensor RDR Summary<text:tab/>19</text:p>
          <text:p text:style-name="P11">Table 3.14: I/O Module Inventory RDR Summary<text:tab/>19</text:p>
          <text:p text:style-name="P11">Table 3.15: Power Module Sensor RDR Summary<text:tab/>20</text:p>
          <text:p text:style-name="P11">Table 3.16: Power Module Inventory RDR Summary<text:tab/>20</text:p>
          <text:p text:style-name="P11">Table 3.17: Fan Sensor RDR Summary<text:tab/>21</text:p>
          <text:p text:style-name="P11">Table 3.18: Media Tray Sensor RDR Summary<text:tab/>21</text:p>
          <text:p text:style-name="P11">Table 3.19: Media Tray Inventory RDR Summary<text:tab/>21</text:p>
        </text:index-body>
      </text:table-index>
      <text:h text:style-name="P12" text:outline-level="1" text:is-list-header="true"/>
      <text:h text:style-name="P13" text:outline-level="1"><text:s/>Introduction</text:h>
      <text:p text:style-name="Text_20_body">BladeCenter HPI support is through the open source project – OpenHPI. OpenHPI supports <text:s/>HPI with a common set of core infrastructure code and a series of code plugins that are hardware and/or protocol specific. One of these plugins supports the IBM BladeCenter products. </text:p>
      <text:p text:style-name="Text_20_body">HPI applications may run multiple plugins (e.g. to support ATCA and BladeCenter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examples/openhpi.conf.</text:span> <text:s/>Here's an example of the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text:span><text:span text:style-name="T2">HPI_ENT_ROOT, 0} is assumed at the end of this definition. </text:span><text:span text:style-name="T2"><text:s/>Applications can run multiple instances of the plugin to support multiple BladeCenters. To keep track of which BladeCenter is being addressed, change the location number (4) <text:s/>to 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context_name”</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MD5”</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None”</text:p>
          </table:table-cell>
          <table:table-cell table:style-name="Table25.C2" office:value-type="string">
            <text:p text:style-name="Table_20_Contents">SNMP v3 privacy protocol. Must match “Privacy protocol” defined in the MM. Values of None and DES are supported. <text:s/>If security_level is authPriv, code defaults privacy_protocol to DES <text:s text:c="41"/>since there is currently no other privacy protocol choice.</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4">A value of “0” disables the use of the SNMP_MSG_GETBULK SNMP command.</text:p>
              </text:list-item>
              <text:list-item>
                <text:p text:style-name="P14">Positive values less than 16 <text:s/>default to “16”, since values less than 16 don't necessarily increase performance.</text:p>
              </text:list-item>
              <text:list-item>
                <text:p text:style-name="P14">Too high of a value (&gt; 40) can cause SNMP commands to BladeCenter to timeout.</text:p>
              </text:list-item>
              <text:list-item>
                <text:p text:style-name="P14">Default is “32”.</text:p>
              </text:list-item>
            </text:list>
            <text:p text:style-name="Table_20_Contents"/>
          </table:table-cell>
        </table:table-row>
      </table:table>
      <text:p text:style-name="Table"><text:sequence text:ref-name="refTable0" text:name="Table" text:formula="ooow:Table+1" style:num-format="1">1.1</text:sequence>: OpenHPI BladeCenter Plugin Configuration Variables</text:p>
      <text:h text:style-name="Heading_20_2" text:outline-level="2"><text:s/>BladeCenter References</text:h>
      <text:list text:style-name="L3">
        <text:list-item>
          <text:p text:style-name="P15">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item>
          <text:p text:style-name="P16"><text:span text:style-name="T4">snmp_bc_resources.c</text:span> <text:s/>- describes the Resources and RDRs supported.</text:p>
        </text:list-item>
        <text:list-item>
          <text:p text:style-name="P16"><text:span text:style-name="T4">snmp_bc_event.map</text:span> <text:s/>- describes which BladeCenter events are explicitly mapped to HPI events.</text:p>
        </text:list-item>
      </text:list>
      <text:list text:style-name="L4">
        <text:list-item>
          <text:p text:style-name="P17"><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17"><text:a xlink:type="simple" xlink:href="http://www-03.ibm.com/systems/bladecenter"><text:span text:style-name="T6">http://www-03.ibm.com/systems/bladecenter</text:span></text:a><text:span text:style-name="T5"> contains lots of good BladeCenter information.</text:span></text:p>
        </text:list-item>
      </text:list>
      <text:p text:style-name="P18"/>
      <text:h text:style-name="P13"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Resource</text:p>
            </table:table-cell>
            <table:table-cell table:style-name="Table1.A1" office:value-type="string">
              <text:p text:style-name="P19">Entity Path</text:p>
            </table:table-cell>
            <table:table-cell table:style-name="Table1.A1" office:value-type="string">
              <text:p text:style-name="P19">Capabilities</text:p>
            </table:table-cell>
            <table:table-cell table:style-name="Table1.D1" office:value-type="string">
              <text:p text:style-name="P19">Severity</text:p>
            </table:table-cell>
          </table:table-row>
        </table:table-header-rows>
        <table:table-row>
          <table:table-cell table:style-name="Table1.A2" office:value-type="string">
            <text:p text:style-name="P20">BladeCenter Chassis</text:p>
          </table:table-cell>
          <table:table-cell table:style-name="Table1.A2" office:value-type="string">
            <text:p text:style-name="P20">{entity_root}</text:p>
          </table:table-cell>
          <table:table-cell table:style-name="Table1.A2" office:value-type="string">
            <text:p text:style-name="P21">SAHPI_CAPABILITY_CONTROL</text:p>
            <text:p text:style-name="P21">SAHPI_CAPABILITY_INVENTORY_DATA</text:p>
            <text:p text:style-name="P21">SAHPI_CAPABILITY_RDR</text:p>
            <text:p text:style-name="P21">SAHPI_CAPABILITY_RESOURCE</text:p>
            <text:p text:style-name="P22">SAHPI_CAPABILITY_SENSOR</text:p>
          </table:table-cell>
          <table:table-cell table:style-name="Table1.D2" office:value-type="string">
            <text:p text:style-name="P20">SAHPI_CRITICAL</text:p>
          </table:table-cell>
        </table:table-row>
        <table:table-row>
          <table:table-cell table:style-name="Table1.A2" office:value-type="string">
            <text:p text:style-name="P21">Virtual Management Module</text:p>
          </table:table-cell>
          <table:table-cell table:style-name="Table1.A2" office:value-type="string">
            <text:p text:style-name="P20">{SAHPI_ENT_SYS_MGMNT_MODULE, 0}</text:p>
            <text:p text:style-name="P20">{entity_root}</text:p>
          </table:table-cell>
          <table:table-cell table:style-name="Table1.A2" office:value-type="string">
            <text:p text:style-name="P21">SAHPI_CAPABILITY_CONTROL</text:p>
            <text:p text:style-name="P21">SAHPI_CAPABILITY_EVENT_LOG</text:p>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Management</text:p>
            <text:p text:style-name="P20">Module Slot x</text:p>
          </table:table-cell>
          <table:table-cell table:style-name="Table1.A2" office:value-type="string">
            <text:p text:style-name="P20">{BLADECENTER_SYS_MGMNT_MODULE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Management</text:p>
            <text:p text:style-name="P20">Module x</text:p>
          </table:table-cell>
          <table:table-cell table:style-name="Table1.A2" office:value-type="string">
            <text:p text:style-name="P20">{SAHPI_ENT_SYS_MGMNT_MODULE, x}</text:p>
            <text:p text:style-name="P20">{BLADECENTER_SYS_MGMNT_MODULE_SLOT, x}</text:p>
            <text:p text:style-name="P20">{entity_root}</text:p>
          </table:table-cell>
          <table:table-cell table:style-name="Table1.A2" office:value-type="string">
            <text:p text:style-name="P21">SAHPI_CAPABILITY_FRU</text:p>
            <text:p text:style-name="P21">SAHPI_CAPABILITY_INVENTORY_DATA</text:p>
            <text:p text:style-name="P21">SAHPI_CAPABILITY_MANAGED_HOTSWAP</text:p>
            <text:p text:style-name="P21">SAHPI_CAPABILITY_RDR</text:p>
            <text:p text:style-name="P21">SAHPI_CAPABILITY_RESET</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Blade Slot x</text:p>
          </table:table-cell>
          <table:table-cell table:style-name="Table1.A2" office:value-type="string">
            <text:p text:style-name="P20">{SAHPI_ENT_PHYSICAL_SLOT, x}</text:p>
            <text:p text:style-name="P20">{entity_root}</text:p>
            <text:p text:style-name="P20"/>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Blade x</text:p>
          </table:table-cell>
          <table:table-cell table:style-name="Table1.A2" office:value-type="string">
            <text:p text:style-name="P20">{SAHPI_ENT_SBC_BLADE, x}</text:p>
            <text:p text:style-name="P20">{SAHPI_ENT_PHYSICAL_SLOT, x}</text:p>
            <text:p text:style-name="P20">{entity_root}</text:p>
          </table:table-cell>
          <table:table-cell table:style-name="Table1.A2" office:value-type="string">
            <text:p text:style-name="P21">SAHPI_CAPABILITY_CONTROL</text:p>
            <text:p text:style-name="P21">SAHPI_CAPABILITY_FRU</text:p>
            <text:p text:style-name="P21">SAHPI_CAPABILITY_INVENTORY_DATA</text:p>
            <text:p text:style-name="P21">SAHPI_CAPABILITY_MANAGED_HOTSWAP</text:p>
            <text:p text:style-name="P21">SAHPI_CAPABILITY_POWER</text:p>
            <text:p text:style-name="P21">SAHPI_CAPABILITY_RDR</text:p>
            <text:p text:style-name="P21">SAHPI_CAPABILITY_RESET</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Blade Expansion Module (BEM) x</text:p>
          </table:table-cell>
          <table:table-cell table:style-name="Table1.A2" office:value-type="string">
            <text:p text:style-name="P20">{SAHPI_ENT_SYS_EXPANSION_BOARD, x}</text:p>
            <text:p text:style-name="P20">{SAHPI_ENT_SBC_BLADE, x}</text:p>
            <text:p text:style-name="P20">{SAHPI_ENT_PHYSICAL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BEM DASD</text:p>
            <text:p text:style-name="P20"/>
          </table:table-cell>
          <table:table-cell table:style-name="Table1.A2" office:value-type="string">
            <text:p text:style-name="P20">{SAHPI_ENT_DISK_DRIVE}</text:p>
            <text:p text:style-name="P20">{SAHPI_ENT_SYS_EXPANSION_BOARD, x}</text:p>
            <text:p text:style-name="P20">{SAHPI_ENT_SBC_BLADE, x}</text:p>
            <text:p text:style-name="P20">{SAHPI_ENT_PHYSICAL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I/O Module <text:line-break/>Slot x</text:p>
          </table:table-cell>
          <table:table-cell table:style-name="Table1.A2" office:value-type="string">
            <text:p text:style-name="P20">{BLADECENTER_INTERCONNECT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I/O Module x</text:p>
          </table:table-cell>
          <table:table-cell table:style-name="Table1.A2" office:value-type="string">
            <text:p text:style-name="P20">{SAHPI_ENT_INTERCONNECT, x}</text:p>
            <text:p text:style-name="P20">{BLADECENTER_INTERCONNECT_SLOT, x}</text:p>
            <text:p text:style-name="P20">{entity_root}</text:p>
          </table:table-cell>
          <table:table-cell table:style-name="Table1.A2" office:value-type="string">
            <text:p text:style-name="P21">SAHPI_CAPABILITY_FRU</text:p>
            <text:p text:style-name="P21">SAHPI_CAPABILITY_INVENTORY_DATA</text:p>
            <text:p text:style-name="P21">SAHPI_CAPABILITY_MANAGED_HOTSWAP</text:p>
            <text:p text:style-name="P21">SAHPI_CAPABILITY_POWER</text:p>
            <text:p text:style-name="P21">SAHPI_CAPABILITY_RDR</text:p>
            <text:p text:style-name="P21">SAHPI_CAPABILITY_RESET</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Power Module Slot x</text:p>
          </table:table-cell>
          <table:table-cell table:style-name="Table1.A2" office:value-type="string">
            <text:p text:style-name="P20">{BLADECENTER_POWER_SUPPLY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Power Module x</text:p>
          </table:table-cell>
          <table:table-cell table:style-name="Table1.A2" office:value-type="string">
            <text:p text:style-name="P20">{SAHPI_ENT_POWER_SUPPLY, x}</text:p>
            <text:p text:style-name="P20">{BLADECENTER_POWER_SUPPLY_SLOT, x}</text:p>
            <text:p text:style-name="P20">{entity_root}</text:p>
          </table:table-cell>
          <table:table-cell table:style-name="Table1.A2" office:value-type="string">
            <text:p text:style-name="P21">SAHPI_CAPABILITY_FRU</text:p>
            <text:p text:style-name="P21">SAHPI_CAPABILITY_INVENTORY_DATA</text:p>
            <text:p text:style-name="P21">SAHPI_CAPABILITY_RDR</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Blower Slot x</text:p>
          </table:table-cell>
          <table:table-cell table:style-name="Table1.A2" office:value-type="string">
            <text:p text:style-name="P20">{BLADECENTER_FAN_SLOT, x}</text:p>
            <text:p text:style-name="P20">{entity_root}</text:p>
          </table:table-cell>
          <table:table-cell table:style-name="Table1.A2" office:value-type="string">
            <text:p text:style-name="P21">SAHPI_CAPABILITY_RDR</text:p>
            <text:p text:style-name="P21">SAHPI_CAPABILITY_RESOURCE</text:p>
            <text:p text:style-name="P21">SAHPI_CAPABILITY_SENSOR</text:p>
          </table:table-cell>
          <table:table-cell table:style-name="Table1.D3" office:value-type="string">
            <text:p text:style-name="P20">SAHPI_CRITICAL</text:p>
          </table:table-cell>
        </table:table-row>
        <table:table-row>
          <table:table-cell table:style-name="Table1.A2" office:value-type="string">
            <text:p text:style-name="P20">Blower x</text:p>
          </table:table-cell>
          <table:table-cell table:style-name="Table1.A2" office:value-type="string">
            <text:p text:style-name="P20">{SAHPI_ENT_FAN, x}</text:p>
            <text:p text:style-name="P20">{BLADECENTER_FAN_SLOT, x}</text:p>
            <text:p text:style-name="P20">{entity_root}</text:p>
          </table:table-cell>
          <table:table-cell table:style-name="Table1.A2" office:value-type="string">
            <text:p text:style-name="P21">SAHPI_CAPABILITY_FRU</text:p>
            <text:p text:style-name="P21">SAHPI_CAPABILITY_RDR</text:p>
            <text:p text:style-name="P21">SAHPI_CAPABILITY_RESOURCE</text:p>
            <text:p text:style-name="P21">SAHPI_CAPABILITY_SENSOR</text:p>
          </table:table-cell>
          <table:table-cell table:style-name="Table1.D3" office:value-type="string">
            <text:p text:style-name="P20">SAHPI_MAJOR</text:p>
          </table:table-cell>
        </table:table-row>
        <table:table-row>
          <table:table-cell table:style-name="Table1.A2" office:value-type="string">
            <text:p text:style-name="P20">Media Tray <text:line-break/>Slot x</text:p>
          </table:table-cell>
          <table:table-cell table:style-name="Table1.A2" office:value-type="string">
            <text:p text:style-name="P20">{BLADECENTER_PERIPHERAL_BAY_SLOT, x}</text:p>
            <text:p text:style-name="P20">{entity_root}</text:p>
          </table:table-cell>
          <table:table-cell table:style-name="Table1.A2" office:value-type="string">
            <text:p text:style-name="P21">SAHPI_CAPABILITY_RDR</text:p>
            <text:p text:style-name="P21">SAHPI_CAPABILITY_RESOURCE</text:p>
          </table:table-cell>
          <table:table-cell table:style-name="Table1.D3" office:value-type="string">
            <text:p text:style-name="P20">SAHPI_CRITICAL</text:p>
          </table:table-cell>
        </table:table-row>
        <table:table-row>
          <table:table-cell table:style-name="Table1.A2" office:value-type="string">
            <text:p text:style-name="P20">Media Tray x</text:p>
          </table:table-cell>
          <table:table-cell table:style-name="Table1.A2" office:value-type="string">
            <text:p text:style-name="P20">{SAHPI_ENT_PERIPHERAL_BAY, x}</text:p>
            <text:p text:style-name="P20">{BLADECENTER_PERIPHERAL_BAY_SLOT, x}</text:p>
            <text:p text:style-name="P20">{entity_root}</text:p>
          </table:table-cell>
          <table:table-cell table:style-name="Table1.A2" office:value-type="string">
            <text:p text:style-name="P21">SAHPI_CAPABILITY_FRU</text:p>
            <text:p text:style-name="P21">SAHPI_CAPABILITY_INVENTORY_DATA</text:p>
            <text:p text:style-name="P21">SAHPI_CAPABILITY_RDR</text:p>
            <text:p text:style-name="P21">SAHPI_CAPABILITY_RESOURCE</text:p>
            <text:p text:style-name="P21">SAHPI_CAPABILITY_SENSOR</text:p>
          </table:table-cell>
          <table:table-cell table:style-name="Table1.D3" office:value-type="string">
            <text:p text:style-name="P20">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B.01.01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3">BladeCenter non-Standard Entity Path Definition </text:p>
            </table:table-cell>
            <table:table-cell table:style-name="Table3.B1" office:value-type="string">
              <text:p text:style-name="P23">Value</text:p>
            </table:table-cell>
          </table:table-row>
        </table:table-header-rows>
        <table:table-row>
          <table:table-cell table:style-name="Table3.A2" office:value-type="string">
            <text:p text:style-name="P24">BLADECENTER_INTERCONNECT_SLOT</text:p>
          </table:table-cell>
          <table:table-cell table:style-name="Table3.B2" office:value-type="string">
            <text:p text:style-name="P24">SAHPI_ENT_CHASSIS_SPECIFIC + 0x10</text:p>
          </table:table-cell>
        </table:table-row>
        <table:table-row>
          <table:table-cell table:style-name="Table3.A2" office:value-type="string">
            <text:p text:style-name="P24">BLADECENTER_POWER_SUPPLY_SLOT</text:p>
          </table:table-cell>
          <table:table-cell table:style-name="Table3.B2" office:value-type="string">
            <text:p text:style-name="P24">SAHPI_ENT_CHASSIS_SPECIFIC + 0x11</text:p>
          </table:table-cell>
        </table:table-row>
        <table:table-row>
          <table:table-cell table:style-name="Table3.A2" office:value-type="string">
            <text:p text:style-name="P24">BLADECENTER_PERIPHERAL_BAY_SLOT</text:p>
          </table:table-cell>
          <table:table-cell table:style-name="Table3.B2" office:value-type="string">
            <text:p text:style-name="P24">SAHPI_ENT_CHASSIS_SPECIFIC + 0x12</text:p>
          </table:table-cell>
        </table:table-row>
        <table:table-row>
          <table:table-cell table:style-name="Table3.A2" office:value-type="string">
            <text:p text:style-name="P24">BLADECENTER_SYS_MGMT_MODULE_SLOT</text:p>
          </table:table-cell>
          <table:table-cell table:style-name="Table3.B2" office:value-type="string">
            <text:p text:style-name="P24">SAHPI_ENT_CHASSIS_SPECIFIC + 0x13</text:p>
          </table:table-cell>
        </table:table-row>
        <table:table-row>
          <table:table-cell table:style-name="Table3.A2" office:value-type="string">
            <text:p text:style-name="P24">BLADECENTER_BLOWER_SLOT</text:p>
          </table:table-cell>
          <table:table-cell table:style-name="Table3.B2" office:value-type="string">
            <text:p text:style-name="P24">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h text:style-name="Heading_20_2" text:outline-level="2"><text:s/>Entity Path Examples</text:h>
      <text:p text:style-name="P25">{entity_root} is defined in OpenHPI's <text:span text:style-name="T1">openhpi.conf</text:span> <text:s/>file. For example, if entity_root = “{SYSTEM_CHASSIS, 2}” in <text:span text:style-name="T1">openhpi.conf</text:span>, then {entity_root} is:</text:p>
      <text:p text:style-name="P26">{SAHPI_ENT_SYSTEM_CHASSIS, 2}<text:line-break/>{SAHPI_ENT_ROOT, 0}</text:p>
      <text:p text:style-name="P25">For the following examples, assume entity_root = “{SYSTEM_CHASSIS, 1}” is defined in <text:span text:style-name="T1">openhpi.conf</text:span>.</text:p>
      <text:p text:style-name="P27"/>
      <text:p text:style-name="P28">Example 1: Blade in slot 3</text:p>
      <text:p text:style-name="P29">{SAHPI_ENT_SBC_BLADE, 3}</text:p>
      <text:p text:style-name="P29">{SAHPI_ENT_PHYSICAL_SLOT, 3}</text:p>
      <text:p text:style-name="P29">{SAHPI_ENT_SYSTEM_CHASSIS, 1}</text:p>
      <text:p text:style-name="P30"><text:span text:style-name="T7">{SAHPI_ENT_ROOT, 0}</text:span></text:p>
      <text:p text:style-name="P28">Example 2: SCSI Blade Expansion Module attached to blade in slot 3</text:p>
      <text:p text:style-name="P29">{SAHPI_ENT_SYS_EXPANSION_BOARD, 3}</text:p>
      <text:p text:style-name="P29">{SAHPI_ENT_SBC_BLADE, 3}</text:p>
      <text:p text:style-name="P29">{SAHPI_ENT_PHYSICAL_SLOT, 3}</text:p>
      <text:p text:style-name="P29">{SAHPI_ENT_SYSTEM_CHASSIS, 1}</text:p>
      <text:p text:style-name="P29">{SAHPI_ENT_ROOT, 0}</text:p>
      <text:p text:style-name="P28">Example 3: Management Module 2</text:p>
      <text:p text:style-name="P29">{SAHPI_ENT_SYS_MGMNT_MODULE, 2}</text:p>
      <text:p text:style-name="P29">{BLADECENTER_SYS_MGMNT_MODULE_SLOT, 2}</text:p>
      <text:p text:style-name="P29">{SAHPI_ENT_SYSTEM_CHASSIS, 1}</text:p>
      <text:p text:style-name="P29">{SAHPI_ENT_ROOT, 0}</text:p>
      <text:p text:style-name="Text_20_body">Notes:</text:p>
      <text:list text:style-name="L5">
        <text:list-item>
          <text:p text:style-name="P31">All HPI location values start at 1; except for the Virtual Management Module resource, which has an HPI location value of 0.</text:p>
        </text:list-item>
      </text:list>
      <text:list text:style-name="L6">
        <text:list-item>
          <text:p text:style-name="P32">HPI location numbers for the slot and the entity plugged into the slot are always equal. </text:p>
        </text:list-item>
        <text:list-item>
          <text:p text:style-name="P32">Although BladeCenter <text:s/>Blade Expansion Modules (BEMs) take up a blade slot themselves, a BEM's HPI location number always agrees with the location number of its host blade. </text:p>
        </text:list-item>
      </text:list>
      <text:h text:style-name="Heading_20_2" text:outline-level="2"><text:s/>Virtual Management Module</text:h>
      <text:p text:style-name="P33">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25">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25">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25">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4"><text:s/>14</text:p>
          </table:table-cell>
          <table:table-cell table:style-name="Table2.A2" office:value-type="string">
            <text:p text:style-name="P34">14</text:p>
          </table:table-cell>
          <table:table-cell table:style-name="Table2.D2" office:value-type="string">
            <text:p text:style-name="P34">8</text:p>
          </table:table-cell>
        </table:table-row>
        <table:table-row>
          <table:table-cell table:style-name="Table2.A2" office:value-type="string">
            <text:p text:style-name="Table_20_Contents">I/0 Modules</text:p>
          </table:table-cell>
          <table:table-cell table:style-name="Table2.A2" office:value-type="string">
            <text:p text:style-name="P34">4</text:p>
          </table:table-cell>
          <table:table-cell table:style-name="Table2.A2" office:value-type="string">
            <text:p text:style-name="P34">10</text:p>
          </table:table-cell>
          <table:table-cell table:style-name="Table2.D2" office:value-type="string">
            <text:p text:style-name="P34">4</text:p>
          </table:table-cell>
        </table:table-row>
        <table:table-row>
          <table:table-cell table:style-name="Table2.A2" office:value-type="string">
            <text:p text:style-name="Table_20_Contents">Blowers</text:p>
          </table:table-cell>
          <table:table-cell table:style-name="Table2.A2" office:value-type="string">
            <text:p text:style-name="P34">2</text:p>
          </table:table-cell>
          <table:table-cell table:style-name="Table2.A2" office:value-type="string">
            <text:p text:style-name="P34">2</text:p>
          </table:table-cell>
          <table:table-cell table:style-name="Table2.D2" office:value-type="string">
            <text:p text:style-name="P34">4</text:p>
          </table:table-cell>
        </table:table-row>
      </table:table>
      <text:p text:style-name="Table">Table <text:sequence text:ref-name="refTable3" text:name="Table" text:formula="ooow:Table+1" style:num-format="1">2.3</text:sequence>: BladeCenter Model Resource Differences</text:p>
      <text:p text:style-name="Table"/>
      <text:h text:style-name="P13" text:outline-level="1"><text:s/>Resource RDR Mappings</text:h>
      <text:p text:style-name="Text_20_body">A<text:span text:style-name="T7"> couple of general BladeCenter RDR observations:</text:span></text:p>
      <text:list text:style-name="L7">
        <text:list-item>
          <text:p text:style-name="P35">HPI applications cannot disable individual sensors (e.g. SensorRec.EnableCtrl = SAHPI_FALSE for all sensors).</text:p>
        </text:list-item>
        <text:list-item>
          <text:p text:style-name="P35">HPI applications cannot disable individual events for a given sensor (e.g. SensorRec.EventCtrl = SAHPI_SEC_READ_ONLY for all sensors).</text:p>
        </text:list-item>
        <text:list-item>
          <text:p text:style-name="P35">HPI applications cannot set thresholds (e.g. SensorRec.ThresholdDefn.WriteThold = 0 for all threshold sensors).</text:p>
        </text:list-item>
        <text:list-item>
          <text:p text:style-name="P35">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36">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35">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37">Ambient Air Temperature</text:p>
          </table:table-cell>
          <table:table-cell table:style-name="Table4.A2" office:value-type="string">
            <text:p text:style-name="P37">SAHPI_TEMPERATURE</text:p>
          </table:table-cell>
          <table:table-cell table:style-name="Table4.A2" office:value-type="string">
            <text:p text:style-name="P37">SAHPI_EC_THRESHOLD</text:p>
          </table:table-cell>
          <table:table-cell table:style-name="Table4.A2" office:value-type="string">
            <text:p text:style-name="P37">SAHPI_ES_UPPER_CRIT</text:p>
            <text:p text:style-name="P37">SAHPI_ES_UPPER_MAJOR <text:s/></text:p>
          </table:table-cell>
          <table:table-cell table:style-name="Table4.E2" office:value-type="string">
            <text:p text:style-name="P37">FLOAT64<text:line-break/>(Degrees C)</text:p>
          </table:table-cell>
        </table:table-row>
        <table:table-row>
          <table:table-cell table:style-name="Table4.A2" office:value-type="string">
            <text:p text:style-name="P37">I/O Module Redundancy</text:p>
          </table:table-cell>
          <table:table-cell table:style-name="Table4.A2" office:value-type="string">
            <text:p text:style-name="P37">SAHPI_PLATFORM_ALERT</text:p>
          </table:table-cell>
          <table:table-cell table:style-name="Table4.A2" office:value-type="string">
            <text:p text:style-name="P37">SAHPI_EC_REDUNDANCY</text:p>
          </table:table-cell>
          <table:table-cell table:style-name="Table4.A2" office:value-type="string">
            <text:p text:style-name="P37">SAHPI_ES_FULLY_REDUNDANCY SAHPI_ES_REDUNDANT_LOST</text:p>
          </table:table-cell>
          <table:table-cell table:style-name="Table4.E2" office:value-type="string">
            <text:p text:style-name="P37">Event only</text:p>
          </table:table-cell>
        </table:table-row>
        <table:table-row>
          <table:table-cell table:style-name="Table4.A2" office:value-type="string">
            <text:p text:style-name="P37">Power Module Redundancy</text:p>
          </table:table-cell>
          <table:table-cell table:style-name="Table4.A2" office:value-type="string">
            <text:p text:style-name="P37">SAHPI_PLATFORM_ALERT </text:p>
          </table:table-cell>
          <table:table-cell table:style-name="Table4.A2" office:value-type="string">
            <text:p text:style-name="P37">SAHPI_EC_REDUNDANCY</text:p>
          </table:table-cell>
          <table:table-cell table:style-name="Table4.A2" office:value-type="string">
            <text:p text:style-name="P37">SAHPI_ES_FULLY_REDUNDANCY SAHPI_ES_REDUNDANT_LOST</text:p>
          </table:table-cell>
          <table:table-cell table:style-name="Table4.E2" office:value-type="string">
            <text:p text:style-name="P37">Event only</text:p>
          </table:table-cell>
        </table:table-row>
        <table:table-row>
          <table:table-cell table:style-name="Table4.A2" office:value-type="string">
            <text:p text:style-name="P37">Power Domain 1 Redundancy</text:p>
          </table:table-cell>
          <table:table-cell table:style-name="Table4.A2" office:value-type="string">
            <text:p text:style-name="P37">SAHPI_PLATFORM_ALERT </text:p>
          </table:table-cell>
          <table:table-cell table:style-name="Table4.A2" office:value-type="string">
            <text:p text:style-name="P37">SAHPI_EC_REDUNDANCY</text:p>
          </table:table-cell>
          <table:table-cell table:style-name="Table4.A2" office:value-type="string">
            <text:p text:style-name="P37">SAHPI_ES_FULLY_REDUNDANCY SAHPI_ES_REDUNDANT_LOST</text:p>
          </table:table-cell>
          <table:table-cell table:style-name="Table4.E2" office:value-type="string">
            <text:p text:style-name="P37">Event only</text:p>
          </table:table-cell>
        </table:table-row>
        <table:table-row>
          <table:table-cell table:style-name="Table4.A2" office:value-type="string">
            <text:p text:style-name="P37">Power Domain 2 Redundancy</text:p>
          </table:table-cell>
          <table:table-cell table:style-name="Table4.A2" office:value-type="string">
            <text:p text:style-name="P37">SAHPI_PLATFORM_ALERT </text:p>
          </table:table-cell>
          <table:table-cell table:style-name="Table4.A2" office:value-type="string">
            <text:p text:style-name="P37">SAHPI_EC_REDUNDANCY</text:p>
          </table:table-cell>
          <table:table-cell table:style-name="Table4.A2" office:value-type="string">
            <text:p text:style-name="P37">SAHPI_ES_FULLY_REDUNDANCY SAHPI_ES_REDUNDANT_LOST</text:p>
          </table:table-cell>
          <table:table-cell table:style-name="Table4.E2" office:value-type="string">
            <text:p text:style-name="P37">Event only</text:p>
          </table:table-cell>
        </table:table-row>
        <table:table-row>
          <table:table-cell table:style-name="Table4.A2" office:value-type="string">
            <text:p text:style-name="P37">Chassis Total Maximum Power Capability </text:p>
          </table:table-cell>
          <table:table-cell table:style-name="Table4.A2" office:value-type="string">
            <text:p text:style-name="P37">SAHPI_OTHER_UNITS_BASED_SENSOR</text:p>
          </table:table-cell>
          <table:table-cell table:style-name="Table4.A2" office:value-type="string">
            <text:p text:style-name="P37">SAHPI_EC_THRESHOLD</text:p>
          </table:table-cell>
          <table:table-cell table:style-name="Table4.A2" office:value-type="string">
            <text:p text:style-name="P37">None</text:p>
          </table:table-cell>
          <table:table-cell table:style-name="Table4.E2" office:value-type="string">
            <text:p text:style-name="P37">UINT64<text:line-break/>(Watts)</text:p>
          </table:table-cell>
        </table:table-row>
        <table:table-row>
          <table:table-cell table:style-name="Table4.A2" office:value-type="string">
            <text:p text:style-name="P37">Chassis Total Assigned Power</text:p>
          </table:table-cell>
          <table:table-cell table:style-name="Table4.A2" office:value-type="string">
            <text:p text:style-name="P37">SAHPI_OTHER_UNITS_BASED_SENSOR</text:p>
          </table:table-cell>
          <table:table-cell table:style-name="Table4.A2" office:value-type="string">
            <text:p text:style-name="P37">SAHPI_EC_THRESHOLD</text:p>
          </table:table-cell>
          <table:table-cell table:style-name="Table4.A2" office:value-type="string">
            <text:p text:style-name="P37">None</text:p>
          </table:table-cell>
          <table:table-cell table:style-name="Table4.E2" office:value-type="string">
            <text:p text:style-name="P37">UINT64<text:line-break/>(Watts)</text:p>
          </table:table-cell>
        </table:table-row>
        <table:table-row>
          <table:table-cell table:style-name="Table4.A2" office:value-type="string">
            <text:p text:style-name="P37">Chassis Total Minimum Power Capability </text:p>
          </table:table-cell>
          <table:table-cell table:style-name="Table4.A2" office:value-type="string">
            <text:p text:style-name="P37">SAHPI_OTHER_UNITS_BASED_SENSOR</text:p>
          </table:table-cell>
          <table:table-cell table:style-name="Table4.A2" office:value-type="string">
            <text:p text:style-name="P37">SAHPI_EC_THRESHOLD</text:p>
          </table:table-cell>
          <table:table-cell table:style-name="Table4.A2" office:value-type="string">
            <text:p text:style-name="P37">None</text:p>
          </table:table-cell>
          <table:table-cell table:style-name="Table4.E2" office:value-type="string">
            <text:p text:style-name="P37">UINT64<text:line-break/>(Watts)</text:p>
          </table:table-cell>
        </table:table-row>
        <table:table-row>
          <table:table-cell table:style-name="Table4.A2" office:value-type="string">
            <text:p text:style-name="P37">Chassis Filter<text:line-break/>(BCT only) </text:p>
          </table:table-cell>
          <table:table-cell table:style-name="Table4.A2" office:value-type="string">
            <text:p text:style-name="P37">SAHPI_ENT_TEMPERATURE </text:p>
          </table:table-cell>
          <table:table-cell table:style-name="Table4.A2" office:value-type="string">
            <text:p text:style-name="P37">SAHPI_EC_SEVERITY</text:p>
          </table:table-cell>
          <table:table-cell table:style-name="Table4.A2" office:value-type="string">
            <text:p text:style-name="P37">SAHPI_ES_OK</text:p>
            <text:p text:style-name="P37">SAHPI_ES_INFORMATIONAL</text:p>
            <text:p text:style-name="P37">SAHPI_ES_MINOR_FROM_OK <text:s text:c="9"/>SAHPI_ES_MAJOR_FROM_LESS SAHPI_ES_CRITICAL</text:p>
          </table:table-cell>
          <table:table-cell table:style-name="Table4.E2" office:value-type="string">
            <text:p text:style-name="P37">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38">SAHPI_IDR_FIELDTYPE_CHASSIS_TYPE</text:p>
            <text:p text:style-name="P38">SAHPI_IDR_FIELDTYPE_MFG_DATETIME </text:p>
            <text:p text:style-name="P38">SAHPI_IDR_FIELDTYPE_MANUFACTURER </text:p>
            <text:p text:style-name="P38">SAHPI_IDR_FIELDTYPE_PRODUCT_NAME</text:p>
            <text:p text:style-name="P38">SAHPI_IDR_FIELDTYPE_PRODUCT_VERSION </text:p>
            <text:p text:style-name="P38">SAHPI_IDR_FIELDTYPE_SERIAL_NUMBER</text:p>
            <text:p text:style-name="P38">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37">Slot State</text:p>
          </table:table-cell>
          <table:table-cell table:style-name="Table7.A2" office:value-type="string">
            <text:p text:style-name="P37">BLADECENTER_SENSOR_NUM_SLOT_STATE</text:p>
          </table:table-cell>
          <table:table-cell table:style-name="Table7.A2" office:value-type="string">
            <text:p text:style-name="P37">SAHPI_ENTITY_PRESENCE</text:p>
          </table:table-cell>
          <table:table-cell table:style-name="Table7.A2" office:value-type="string">
            <text:p text:style-name="P37">SAHPI_EC_PRESENCE</text:p>
          </table:table-cell>
          <table:table-cell table:style-name="Table7.A2" office:value-type="string">
            <text:p text:style-name="P37">None</text:p>
          </table:table-cell>
          <table:table-cell table:style-name="Table7.F2" office:value-type="string">
            <text:p text:style-name="P37">UINT64 <text:line-break/>(RID)</text:p>
          </table:table-cell>
        </table:table-row>
        <table:table-row>
          <table:table-cell table:style-name="Table7.A2" office:value-type="string">
            <text:p text:style-name="P37">Slot Maximum Power Capability</text:p>
          </table:table-cell>
          <table:table-cell table:style-name="Table7.A2" office:value-type="string">
            <text:p text:style-name="P37">BLADECENTER_SENSOR_NUM_MAX_POWER</text:p>
          </table:table-cell>
          <table:table-cell table:style-name="Table7.A2" office:value-type="string">
            <text:p text:style-name="P37">SAHPI_OTHER_UNITS_BASED_SENSOR</text:p>
          </table:table-cell>
          <table:table-cell table:style-name="Table7.A2" office:value-type="string">
            <text:p text:style-name="P37">SAHPI_EC_THRESHOLD</text:p>
          </table:table-cell>
          <table:table-cell table:style-name="Table7.A2" office:value-type="string">
            <text:p text:style-name="P37">None</text:p>
          </table:table-cell>
          <table:table-cell table:style-name="Table7.F2" office:value-type="string">
            <text:p text:style-name="P37">UINT64<text:line-break/>(Watts)</text:p>
          </table:table-cell>
        </table:table-row>
        <table:table-row>
          <table:table-cell table:style-name="Table7.A2" office:value-type="string">
            <text:p text:style-name="P37">Slot Assigned Power</text:p>
          </table:table-cell>
          <table:table-cell table:style-name="Table7.A2" office:value-type="string">
            <text:p text:style-name="P37">BLADECENTER_SENSOR_NUM_ASSIGNED_POWER</text:p>
          </table:table-cell>
          <table:table-cell table:style-name="Table7.A2" office:value-type="string">
            <text:p text:style-name="P37">SAHPI_OTHER_UNITS_BASED_SENSOR</text:p>
          </table:table-cell>
          <table:table-cell table:style-name="Table7.A2" office:value-type="string">
            <text:p text:style-name="P37">SAHPI_EC_THRESHOLD</text:p>
          </table:table-cell>
          <table:table-cell table:style-name="Table7.A2" office:value-type="string">
            <text:p text:style-name="P37">None</text:p>
          </table:table-cell>
          <table:table-cell table:style-name="Table7.F2" office:value-type="string">
            <text:p text:style-name="P37">UINT64<text:line-break/>(Watts)</text:p>
          </table:table-cell>
        </table:table-row>
        <table:table-row>
          <table:table-cell table:style-name="Table7.A2" office:value-type="string">
            <text:p text:style-name="P37">Slot Minimum Power Capability</text:p>
          </table:table-cell>
          <table:table-cell table:style-name="Table7.A2" office:value-type="string">
            <text:p text:style-name="P37">BLADECENTER_SENSOR_NUM_MIN_POWER</text:p>
          </table:table-cell>
          <table:table-cell table:style-name="Table7.A2" office:value-type="string">
            <text:p text:style-name="P37">SAHPI_OTHER_UNITS_BASED_SENSOR</text:p>
          </table:table-cell>
          <table:table-cell table:style-name="Table7.A2" office:value-type="string">
            <text:p text:style-name="P37">SAHPI_EC_THRESHOLD</text:p>
          </table:table-cell>
          <table:table-cell table:style-name="Table7.A2" office:value-type="string">
            <text:p text:style-name="P37">None</text:p>
          </table:table-cell>
          <table:table-cell table:style-name="Table7.F2" office:value-type="string">
            <text:p text:style-name="P37">UINT64<text:line-break/>(Watts)</text:p>
          </table:table-cell>
        </table:table-row>
      </table:table>
      <text:p text:style-name="Table">Table <text:sequence text:ref-name="refTable7" text:name="Table" text:formula="ooow:Table+1" style:num-format="1">3.4</text:sequence>: Slot Sensor RDR Summary</text:p>
      <text:h text:style-name="P39"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39" text:outline-level="3"><text:s/>Power Module Slot RDRs</text:h>
      <text:p text:style-name="P25">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37">System Management Bus Operational State</text:p>
          </table:table-cell>
          <table:table-cell table:style-name="Table8.A2" office:value-type="string">
            <text:p text:style-name="P40">SAHPI_OPERATIONAL</text:p>
          </table:table-cell>
          <table:table-cell table:style-name="Table8.A2" office:value-type="string">
            <text:p text:style-name="P40">SAHPI_EC_AVAILABILITY</text:p>
          </table:table-cell>
          <table:table-cell table:style-name="Table8.A2" office:value-type="string">
            <text:p text:style-name="P40">SAHPI_ES_RUNNING<text:line-break/>SHAPI_ES_DEGRADED<text:line-break/>SAHPI_ES_OFF_LINE</text:p>
          </table:table-cell>
          <table:table-cell table:style-name="Table8.E2" office:value-type="string">
            <text:p text:style-name="P37">Event Only</text:p>
          </table:table-cell>
        </table:table-row>
        <table:table-row table:style-name="Table8.1">
          <table:table-cell table:style-name="Table8.A2" office:value-type="string">
            <text:p text:style-name="P37">MM Redundancy </text:p>
          </table:table-cell>
          <table:table-cell table:style-name="Table8.A2" office:value-type="string">
            <text:p text:style-name="P37">SAHPI_OPERATIONAL</text:p>
          </table:table-cell>
          <table:table-cell table:style-name="Table8.A2" office:value-type="string">
            <text:p text:style-name="P37">SAHPI_EC_REDUNDANCY</text:p>
          </table:table-cell>
          <table:table-cell table:style-name="Table8.A2" office:value-type="string">
            <text:p text:style-name="P37">SAHPI_ES_FULLY_REDUNDANT <text:s/>SAHPI_ES_NON_REDUNDANT_SUFFICIENT_RESOURCES</text:p>
          </table:table-cell>
          <table:table-cell table:style-name="Table8.E2" office:value-type="string">
            <text:p text:style-name="P37">Event only</text:p>
          </table:table-cell>
        </table:table-row>
        <table:table-row table:style-name="Table8.1">
          <table:table-cell table:style-name="Table8.A2" office:value-type="string">
            <text:p text:style-name="P37">Active MM</text:p>
          </table:table-cell>
          <table:table-cell table:style-name="Table8.A2" office:value-type="string">
            <text:p text:style-name="P37">SAHPI_ENTITY_PRESENCE</text:p>
          </table:table-cell>
          <table:table-cell table:style-name="Table8.A2" office:value-type="string">
            <text:p text:style-name="P37">SAHPI_EC_PRESENCE</text:p>
          </table:table-cell>
          <table:table-cell table:style-name="Table8.A2" office:value-type="string">
            <text:p text:style-name="P37">None</text:p>
          </table:table-cell>
          <table:table-cell table:style-name="Table8.E2" office:value-type="string">
            <text:p text:style-name="P37">UINT64 <text:line-break/>(RID)</text:p>
          </table:table-cell>
        </table:table-row>
        <table:table-row table:style-name="Table8.1">
          <table:table-cell table:style-name="Table8.A2" office:value-type="string">
            <text:p text:style-name="P37">Standby MM </text:p>
          </table:table-cell>
          <table:table-cell table:style-name="Table8.A2" office:value-type="string">
            <text:p text:style-name="P37">SAHPI_ENTITY_PRESENCE</text:p>
          </table:table-cell>
          <table:table-cell table:style-name="Table8.A2" office:value-type="string">
            <text:p text:style-name="P37">SAHPI_EC_PRESENCE</text:p>
          </table:table-cell>
          <table:table-cell table:style-name="Table8.A2" office:value-type="string">
            <text:p text:style-name="P37">None</text:p>
          </table:table-cell>
          <table:table-cell table:style-name="Table8.E2" office:value-type="string">
            <text:p text:style-name="P37">UINT64 <text:line-break/>(RID)</text:p>
          </table:table-cell>
        </table:table-row>
        <table:table-row table:style-name="Table8.1">
          <table:table-cell table:style-name="Table8.A2" office:value-type="string">
            <text:p text:style-name="P37">MM <text:s/>Air Temperature</text:p>
          </table:table-cell>
          <table:table-cell table:style-name="Table8.A2" office:value-type="string">
            <text:p text:style-name="P37">SAHPI_TEMPERATURE</text:p>
          </table:table-cell>
          <table:table-cell table:style-name="Table8.A2" office:value-type="string">
            <text:p text:style-name="P37">SAHPI_EC_THRESHOLD</text:p>
          </table:table-cell>
          <table:table-cell table:style-name="Table8.A2" office:value-type="string">
            <text:p text:style-name="P37">SAHPI_ES_UPPER_MAJOR <text:s text:c="10"/></text:p>
          </table:table-cell>
          <table:table-cell table:style-name="Table8.E2" office:value-type="string">
            <text:p text:style-name="P37">UINT64<text:line-break/>(Degrees C)</text:p>
          </table:table-cell>
        </table:table-row>
        <table:table-row table:style-name="Table8.1">
          <table:table-cell table:style-name="Table8.A2" office:value-type="string">
            <text:p text:style-name="P37">System 1.8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text:p>
            <text:p text:style-name="P37">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System 2.5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 <text:s text:c="10"/>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System 3.3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text:p>
            <text:p text:style-name="P37">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System 5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text:p>
            <text:p text:style-name="P37">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System -5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text:p>
            <text:p text:style-name="P37">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System 12 Volt</text:p>
          </table:table-cell>
          <table:table-cell table:style-name="Table8.A2" office:value-type="string">
            <text:p text:style-name="P37">SAHPI_VOLTAGE</text:p>
          </table:table-cell>
          <table:table-cell table:style-name="Table8.A2" office:value-type="string">
            <text:p text:style-name="P37">SAHPI_EC_THRESHOLD</text:p>
          </table:table-cell>
          <table:table-cell table:style-name="Table8.A2" office:value-type="string">
            <text:p text:style-name="P37">SAHPI_ES_UPPER_CRIT</text:p>
            <text:p text:style-name="P37">SAHPI_ES_LOWER_CRIT</text:p>
          </table:table-cell>
          <table:table-cell table:style-name="Table8.E2" office:value-type="string">
            <text:p text:style-name="P37">FLOAT64<text:line-break/>(Volts)</text:p>
          </table:table-cell>
        </table:table-row>
        <table:table-row table:style-name="Table8.1">
          <table:table-cell table:style-name="Table8.A2" office:value-type="string">
            <text:p text:style-name="P37">Midplane Maximum Power Capability </text:p>
          </table:table-cell>
          <table:table-cell table:style-name="Table8.A2" office:value-type="string">
            <text:p text:style-name="P37">SAHPI_OTHER_UNITS_BASED_SENSOR</text:p>
          </table:table-cell>
          <table:table-cell table:style-name="Table8.A2" office:value-type="string">
            <text:p text:style-name="P37">SAHPI_EC_THRESHOLD</text:p>
          </table:table-cell>
          <table:table-cell table:style-name="Table8.A2" office:value-type="string">
            <text:p text:style-name="P37">None</text:p>
          </table:table-cell>
          <table:table-cell table:style-name="Table8.E2" office:value-type="string">
            <text:p text:style-name="P37">UINT64<text:line-break/>(Watts)</text:p>
          </table:table-cell>
        </table:table-row>
        <table:table-row table:style-name="Table8.1">
          <table:table-cell table:style-name="Table8.A2" office:value-type="string">
            <text:p text:style-name="P37">Midplane Assigned Power</text:p>
          </table:table-cell>
          <table:table-cell table:style-name="Table8.A2" office:value-type="string">
            <text:p text:style-name="P37">SAHPI_OTHER_UNITS_BASED_SENSOR</text:p>
          </table:table-cell>
          <table:table-cell table:style-name="Table8.A2" office:value-type="string">
            <text:p text:style-name="P37">SAHPI_EC_THRESHOLD</text:p>
          </table:table-cell>
          <table:table-cell table:style-name="Table8.A2" office:value-type="string">
            <text:p text:style-name="P37">None</text:p>
          </table:table-cell>
          <table:table-cell table:style-name="Table8.E2" office:value-type="string">
            <text:p text:style-name="P37">UINT64<text:line-break/>(Watts)</text:p>
          </table:table-cell>
        </table:table-row>
        <table:table-row table:style-name="Table8.1">
          <table:table-cell table:style-name="Table8.A2" office:value-type="string">
            <text:p text:style-name="P37">Midplane Minimum Power Capability </text:p>
          </table:table-cell>
          <table:table-cell table:style-name="Table8.A2" office:value-type="string">
            <text:p text:style-name="P37">SAHPI_OTHER_UNITS_BASED_SENSOR</text:p>
          </table:table-cell>
          <table:table-cell table:style-name="Table8.A2" office:value-type="string">
            <text:p text:style-name="P37">SAHPI_EC_THRESHOLD</text:p>
          </table:table-cell>
          <table:table-cell table:style-name="Table8.A2" office:value-type="string">
            <text:p text:style-name="P37">None</text:p>
          </table:table-cell>
          <table:table-cell table:style-name="Table8.E2" office:value-type="string">
            <text:p text:style-name="P37">UINT64<text:line-break/>(Watts)</text:p>
          </table:table-cell>
        </table:table-row>
      </table:table>
      <text:p text:style-name="Table">Table <text:sequence text:ref-name="refTable8" text:name="Table" text:formula="ooow:Table+1" style:num-format="1">3.5</text:sequence>: VMM Sensor RDR Summary</text:p>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38">SAHPI_IDR_FIELDTYPE_MFG_DATETIME </text:p>
            <text:p text:style-name="P38">SAHPI_IDR_FIELDTYPE_MANUFACTURER </text:p>
            <text:p text:style-name="P38">SAHPI_IDR_FIELDTYPE_PRODUCT_VERSION </text:p>
            <text:p text:style-name="P38">SAHPI_IDR_FIELDTYPE_PART_NUMBER</text:p>
          </table:table-cell>
        </table:table-row>
      </table:table>
      <text:p text:style-name="Table">Table <text:sequence text:ref-name="refTable10" text:name="Table" text:formula="ooow:Table+1" style:num-format="1">3.7</text:sequence>: Physical MM Inventory RDR Summary</text:p>
      <text:p text:style-name="Standard"/>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37">Blade Operational <text:s/>Status</text:p>
          </table:table-cell>
          <table:table-cell table:style-name="Table12.A2" office:value-type="string">
            <text:p text:style-name="P37">SAHPI_OPERATIONAL</text:p>
          </table:table-cell>
          <table:table-cell table:style-name="Table12.A2" office:value-type="string">
            <text:p text:style-name="P37">SAHPI_EC_AVAILABILITY</text:p>
          </table:table-cell>
          <table:table-cell table:style-name="Table12.A2" office:value-type="string">
            <text:p text:style-name="P37">SAHPI_ES_RUNNING <text:s/>SAHPI_ES_OFF_LINE</text:p>
            <text:p text:style-name="P37">SAHPI_ES_DEGRADED <text:s/>SAHPI_ES_INSTALL_ERROR</text:p>
          </table:table-cell>
          <table:table-cell table:style-name="Table12.E2" office:value-type="string">
            <text:p text:style-name="P37">INT64</text:p>
            <text:p text:style-name="P37">0 = unknown</text:p>
            <text:p text:style-name="P37">1 = good</text:p>
            <text:p text:style-name="P37">2 = warning</text:p>
            <text:p text:style-name="P37">3 = bad</text:p>
            <text:p text:style-name="P37">4 = kernelmode</text:p>
            <text:p text:style-name="P37">5 = discovering</text:p>
            <text:p text:style-name="P37">6 = comm error</text:p>
            <text:p text:style-name="P37">7 = no power</text:p>
            <text:p text:style-name="P37">8 = flashing</text:p>
            <text:p text:style-name="P37">9 = init error</text:p>
          </table:table-cell>
        </table:table-row>
        <table:table-row table:style-name="Table12.1">
          <table:table-cell table:style-name="Table12.A2" office:value-type="string">
            <text:p text:style-name="P37">Blade Management Bus Operational State</text:p>
          </table:table-cell>
          <table:table-cell table:style-name="Table12.A2" office:value-type="string">
            <text:p text:style-name="P40">SAHPI_OPERATIONAL</text:p>
          </table:table-cell>
          <table:table-cell table:style-name="Table12.A2" office:value-type="string">
            <text:p text:style-name="P40">SAHPI_EC_AVAILABILITY</text:p>
          </table:table-cell>
          <table:table-cell table:style-name="Table12.A2" office:value-type="string">
            <text:p text:style-name="P40">SAHPI_ES_RUNNING<text:line-break/>SAHPI_ES_OFF_LINE</text:p>
          </table:table-cell>
          <table:table-cell table:style-name="Table12.E2" office:value-type="string">
            <text:p text:style-name="P37">Event Only</text:p>
          </table:table-cell>
        </table:table-row>
        <table:table-row table:style-name="Table12.1">
          <table:table-cell table:style-name="Table12.A2" office:value-type="string">
            <text:p text:style-name="P37">Blade NMI Status</text:p>
          </table:table-cell>
          <table:table-cell table:style-name="Table12.A2" office:value-type="string">
            <text:p text:style-name="P37">SAHPI_CRITICAL_INTERRUPT</text:p>
          </table:table-cell>
          <table:table-cell table:style-name="Table12.A2" office:value-type="string">
            <text:p text:style-name="P37">SAHPI_EC_STATE</text:p>
          </table:table-cell>
          <table:table-cell table:style-name="Table12.A2" office:value-type="string">
            <text:p text:style-name="P37">SAHPI_ES_STATE_ASSERTED <text:s/>SAHPI_ES_STATE_DEASSERTED</text:p>
          </table:table-cell>
          <table:table-cell table:style-name="Table12.E2" office:value-type="string">
            <text:p text:style-name="P37">Event Only</text:p>
          </table:table-cell>
        </table:table-row>
        <table:table-row table:style-name="Table12.1">
          <table:table-cell table:style-name="Table12.A2" office:value-type="string">
            <text:p text:style-name="P37">Blade CPU 1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text:p>
            <text:p text:style-name="P37">SAHPI_ES_UPPER_MAJOR <text:s/></text:p>
          </table:table-cell>
          <table:table-cell table:style-name="Table12.E2" office:value-type="string">
            <text:p text:style-name="P37">FLOAT64<text:line-break/>(Degrees C)</text:p>
          </table:table-cell>
        </table:table-row>
        <table:table-row table:style-name="Table12.1">
          <table:table-cell table:style-name="Table12.A2" office:value-type="string">
            <text:p text:style-name="P37">Blade CPU 2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text:p>
            <text:p text:style-name="P37">SAHPI_ES_UPPER_MAJOR <text:s/></text:p>
          </table:table-cell>
          <table:table-cell table:style-name="Table12.E2" office:value-type="string">
            <text:p text:style-name="P37">FLOAT64<text:line-break/>(Degrees C)</text:p>
          </table:table-cell>
        </table:table-row>
        <table:table-row table:style-name="Table12.1">
          <table:table-cell table:style-name="Table12.A2" office:value-type="string">
            <text:p text:style-name="P37">Blade CPU 3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text:p>
            <text:p text:style-name="P37">SAHPI_ES_UPPER_MAJOR <text:s/></text:p>
          </table:table-cell>
          <table:table-cell table:style-name="Table12.E2" office:value-type="string">
            <text:p text:style-name="P37">FLOAT64<text:line-break/>(Degrees C)</text:p>
          </table:table-cell>
        </table:table-row>
        <table:table-row table:style-name="Table12.1">
          <table:table-cell table:style-name="Table12.A2" office:value-type="string">
            <text:p text:style-name="P37">Blade CPU 4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text:p>
            <text:p text:style-name="P37">SAHPI_ES_UPPER_MAJOR <text:s/></text:p>
          </table:table-cell>
          <table:table-cell table:style-name="Table12.E2" office:value-type="string">
            <text:p text:style-name="P37">FLOAT64<text:line-break/>(Degrees C)</text:p>
          </table:table-cell>
        </table:table-row>
        <table:table-row table:style-name="Table12.1">
          <table:table-cell table:style-name="Table12.A2" office:value-type="string">
            <text:p text:style-name="P37">Blade CPU 1 Core Voltage</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text:p>
            <text:p text:style-name="P37">SAHPI_ES_LOWER_MAJOR <text:s text:c="7"/></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CPU 2 Core Voltage</text:p>
            <text:p text:style-name="P37"/>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text:p>
            <text:p text:style-name="P37">SAHPI_ES_LOWER_MAJOR <text:s text:c="5"/></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CPU 3 Core Voltage</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text:p>
            <text:p text:style-name="P37">SAHPI_ES_LOWER_MAJOR <text:s text:c="5"/></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CPU 4 Core Voltage </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text:p>
            <text:p text:style-name="P37">SAHPI_ES_LOWER_MAJOR <text:s text:c="5"/></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VRM Voltage </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text:p>
            <text:p text:style-name="P37">SAHPI_ES_LOWER_MAJOR <text:s text:c="5"/></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0.9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1.2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1.2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0"/>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1.2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1.5 <text:s/>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1.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0"/>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1.8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1.8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2.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2.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3.3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0"/>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3.3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0"/>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5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12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0"/>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Standby 12 Volt</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MAJOR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Memory Bank 1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 <text:s text:c="11"/>SAHPI_ES_UPP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Memory Bank 2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 <text:s text:c="11"/>SAHPI_ES_UPP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Memory Bank 3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 <text:s text:c="11"/>SAHPI_ES_UPP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Memory Bank 4 Temperature</text:p>
          </table:table-cell>
          <table:table-cell table:style-name="Table12.A2" office:value-type="string">
            <text:p text:style-name="P37">SAHPI_TEMPERATURE</text:p>
          </table:table-cell>
          <table:table-cell table:style-name="Table12.A2" office:value-type="string">
            <text:p text:style-name="P37">SAHPI_EC_THRESHOLD</text:p>
          </table:table-cell>
          <table:table-cell table:style-name="Table12.A2" office:value-type="string">
            <text:p text:style-name="P37">SAHPI_ES_UPPER_CRIT <text:s text:c="11"/>SAHPI_ES_LOWER_MAJOR</text:p>
          </table:table-cell>
          <table:table-cell table:style-name="Table12.E2" office:value-type="string">
            <text:p text:style-name="P37">FLOAT64<text:line-break/>(Volts)</text:p>
          </table:table-cell>
        </table:table-row>
        <table:table-row table:style-name="Table12.1">
          <table:table-cell table:style-name="Table12.A2" office:value-type="string">
            <text:p text:style-name="P37">Blade Battery Voltage</text:p>
          </table:table-cell>
          <table:table-cell table:style-name="Table12.A2" office:value-type="string">
            <text:p text:style-name="P37">SAHPI_VOLTAGE</text:p>
          </table:table-cell>
          <table:table-cell table:style-name="Table12.A2" office:value-type="string">
            <text:p text:style-name="P37">SAHPI_EC_THRESHOLD</text:p>
          </table:table-cell>
          <table:table-cell table:style-name="Table12.A2" office:value-type="string">
            <text:p text:style-name="P37">SAHPI_ES_UPPER_CRIT</text:p>
            <text:p text:style-name="P37">SAHPI_ES_LOWER_MAJOR</text:p>
          </table:table-cell>
          <table:table-cell table:style-name="Table12.E2" office:value-type="string">
            <text:p text:style-name="P37">FLOAT64<text:line-break/>(Volts)</text:p>
          </table:table-cell>
        </table:table-row>
      </table:table>
      <text:p text:style-name="Table">Table <text:sequence text:ref-name="refTable11" text:name="Table" text:formula="ooow:Table+1" style:num-format="1">3.8</text:sequence>: Blade Sensor RDR Summary</text:p>
      <text:p text:style-name="Standard"/>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2" text:name="Table" text:formula="ooow:Table+1" style:num-format="1">3.9</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38">SAHPI_IDR_FIELDTYPE_MFG_DATETIME </text:p>
            <text:p text:style-name="P38">SAHPI_IDR_FIELDTYPE_MANUFACTURER </text:p>
            <text:p text:style-name="P38">SAHPI_IDR_FIELDTYPE_PRODUCT_NAME</text:p>
            <text:p text:style-name="P38">SAHPI_IDR_FIELDTYPE_PRODUCT_VERSION </text:p>
            <text:p text:style-name="P38">SAHPI_IDR_FIELDTYPE_SERIAL_NUMBER</text:p>
            <text:p text:style-name="P38">SAHPI_IDR_FIELDTYPE_PART_NUMBER</text:p>
          </table:table-cell>
        </table:table-row>
      </table:table>
      <text:p text:style-name="P41">Table <text:sequence text:ref-name="refTable13" text:name="Table" text:formula="ooow:Table+1" style:num-format="1">3.10</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37">BEM Operational Status</text:p>
          </table:table-cell>
          <table:table-cell table:style-name="Table15.A2" office:value-type="string">
            <text:p text:style-name="P37">SAHPI_OPERATIONAL</text:p>
          </table:table-cell>
          <table:table-cell table:style-name="Table15.A2" office:value-type="string">
            <text:p text:style-name="P37">SAHPI_EC_AVAILABILITY</text:p>
          </table:table-cell>
          <table:table-cell table:style-name="Table15.A2" office:value-type="string">
            <text:p text:style-name="P37">SAHPI_ES_RUNNING <text:s/>SAHPI_ES_OFF_LINE</text:p>
          </table:table-cell>
          <table:table-cell table:style-name="Table15.E2" office:value-type="string">
            <text:p text:style-name="P37">Event Only </text:p>
          </table:table-cell>
        </table:table-row>
        <table:table-row>
          <table:table-cell table:style-name="Table15.A2" office:value-type="string">
            <text:p text:style-name="P37">BEM <text:s/>Temperature</text:p>
          </table:table-cell>
          <table:table-cell table:style-name="Table15.A2" office:value-type="string">
            <text:p text:style-name="P37">SAHPI_TEMPERATURE</text:p>
          </table:table-cell>
          <table:table-cell table:style-name="Table15.A2" office:value-type="string">
            <text:p text:style-name="P37">SAHPI_EC_THRESHOLD</text:p>
          </table:table-cell>
          <table:table-cell table:style-name="Table15.A2" office:value-type="string">
            <text:p text:style-name="P37">SAHPI_ES_UPPER_CRIT</text:p>
            <text:p text:style-name="P37">SAHPI_ES_UPPER_MAJOR <text:s/></text:p>
          </table:table-cell>
          <table:table-cell table:style-name="Table15.E2" office:value-type="string">
            <text:p text:style-name="P37">Event Only</text:p>
          </table:table-cell>
        </table:table-row>
        <table:table-row>
          <table:table-cell table:style-name="Table15.A2" office:value-type="string">
            <text:p text:style-name="P37">BEM Voltage</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SAHPI_ES_LOWER_MAJOR</text:p>
          </table:table-cell>
          <table:table-cell table:style-name="Table15.E2" office:value-type="string">
            <text:p text:style-name="P37">Event Only</text:p>
          </table:table-cell>
        </table:table-row>
        <table:table-row>
          <table:table-cell table:style-name="Table15.A2" office:value-type="string">
            <text:p text:style-name="P37">PEU2 Temperature</text:p>
          </table:table-cell>
          <table:table-cell table:style-name="Table15.A2" office:value-type="string">
            <text:p text:style-name="P37">SAHPI_TEMPERATURE</text:p>
          </table:table-cell>
          <table:table-cell table:style-name="Table15.A2" office:value-type="string">
            <text:p text:style-name="P37">SAHPI_EC_THRESHOLD</text:p>
          </table:table-cell>
          <table:table-cell table:style-name="Table15.A2" office:value-type="string">
            <text:p text:style-name="P37">SAHPI_ES_UPPER_CRIT</text:p>
            <text:p text:style-name="P37">SAHPI_ES_UPPER_MAJOR <text:s/></text:p>
          </table:table-cell>
          <table:table-cell table:style-name="Table15.E2" office:value-type="string">
            <text:p text:style-name="P37">FLOAT64<text:line-break/>(Degrees C)</text:p>
          </table:table-cell>
        </table:table-row>
        <table:table-row>
          <table:table-cell table:style-name="Table15.A2" office:value-type="string">
            <text:p text:style-name="P37">PEU2 1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PEU2 3.3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PEU2 5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PEU2 12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PEU2 Standby 12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BIE Temperature</text:p>
          </table:table-cell>
          <table:table-cell table:style-name="Table15.A2" office:value-type="string">
            <text:p text:style-name="P37">SAHPI_TEMPERATURE</text:p>
          </table:table-cell>
          <table:table-cell table:style-name="Table15.A2" office:value-type="string">
            <text:p text:style-name="P37">SAHPI_EC_THRESHOLD</text:p>
          </table:table-cell>
          <table:table-cell table:style-name="Table15.A2" office:value-type="string">
            <text:p text:style-name="P37">SAHPI_ES_UPPER_CRIT</text:p>
            <text:p text:style-name="P37">SAHPI_ES_UPPER_MAJOR <text:s/></text:p>
          </table:table-cell>
          <table:table-cell table:style-name="Table15.E2" office:value-type="string">
            <text:p text:style-name="P37">FLOAT64<text:line-break/>(Degrees C)</text:p>
          </table:table-cell>
        </table:table-row>
        <table:table-row>
          <table:table-cell table:style-name="Table15.A2" office:value-type="string">
            <text:p text:style-name="P37">BIE 1.5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BIE 3.3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BIE2 5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row>
          <table:table-cell table:style-name="Table15.A2" office:value-type="string">
            <text:p text:style-name="P37">PEU 12 Volt</text:p>
          </table:table-cell>
          <table:table-cell table:style-name="Table15.A2" office:value-type="string">
            <text:p text:style-name="P37">SAHPI_VOLTAGE</text:p>
          </table:table-cell>
          <table:table-cell table:style-name="Table15.A2" office:value-type="string">
            <text:p text:style-name="P37">SAHPI_EC_THRESHOLD</text:p>
          </table:table-cell>
          <table:table-cell table:style-name="Table15.A2" office:value-type="string">
            <text:p text:style-name="P37">SAHPI_ES_UPPER_MAJOR <text:s text:c="10"/>SAHPI_ES_LOWER_MAJOR</text:p>
          </table:table-cell>
          <table:table-cell table:style-name="Table15.E2" office:value-type="string">
            <text:p text:style-name="P37">FLOAT64<text:line-break/>(Volts)</text:p>
          </table:table-cell>
        </table:table-row>
      </table:table>
      <text:p text:style-name="Standard">T<text:span text:style-name="T2">able </text:span><text:span text:style-name="T2"><text:sequence text:ref-name="refTable14" text:name="Table" text:formula="ooow:Table+1" style:num-format="1">3.11</text:sequence></text:span><text:span text:style-name="T2">: BEM Sensor RDR Summary</text:span></text:p>
      <text:p text:style-name="Standard"/>
      <text:h text:style-name="Heading_20_2" text:outline-level="2"><text:s/>BEM DASD RDRs</text:h>
      <table:table table:name="Table11" table:style-name="Table11">
        <table:table-column table:style-name="Table11.A" table:number-columns-repeated="5"/>
        <table:table-header-rows>
          <table:table-row>
            <table:table-cell table:style-name="Table11.A1" office:value-type="string">
              <text:p text:style-name="Table_20_Heading">Sensor</text:p>
            </table:table-cell>
            <table:table-cell table:style-name="Table11.A1" office:value-type="string">
              <text:p text:style-name="Table_20_Heading">Type</text:p>
            </table:table-cell>
            <table:table-cell table:style-name="Table11.A1" office:value-type="string">
              <text:p text:style-name="Table_20_Heading">Category</text:p>
            </table:table-cell>
            <table:table-cell table:style-name="Table11.A1" office:value-type="string">
              <text:p text:style-name="Table_20_Heading">Events</text:p>
            </table:table-cell>
            <table:table-cell table:style-name="Table11.E1" office:value-type="string">
              <text:p text:style-name="Table_20_Heading">Data Format</text:p>
            </table:table-cell>
          </table:table-row>
        </table:table-header-rows>
        <table:table-row>
          <table:table-cell table:style-name="Table11.A2" office:value-type="string">
            <text:p text:style-name="P37">BEM DASD 1 Operational Status</text:p>
          </table:table-cell>
          <table:table-cell table:style-name="Table11.A2" office:value-type="string">
            <text:p text:style-name="P37">SAHPI_OPERATIONAL</text:p>
          </table:table-cell>
          <table:table-cell table:style-name="Table11.A2" office:value-type="string">
            <text:p text:style-name="P37">SAHPI_EC_AVAILABILITY</text:p>
          </table:table-cell>
          <table:table-cell table:style-name="Table11.A2" office:value-type="string">
            <text:p text:style-name="P37">SAHPI_ES_RUNNING <text:s/>SAHPI_ES_OFF_LINE</text:p>
          </table:table-cell>
          <table:table-cell table:style-name="Table11.E2" office:value-type="string">
            <text:p text:style-name="P37">Event Only </text:p>
          </table:table-cell>
        </table:table-row>
        <table:table-row>
          <table:table-cell table:style-name="Table11.A2" office:value-type="string">
            <text:p text:style-name="P37">BEM DASD <text:s/>2 Operational Status</text:p>
          </table:table-cell>
          <table:table-cell table:style-name="Table11.A2" office:value-type="string">
            <text:p text:style-name="P37">SAHPI_OPERATIONAL</text:p>
          </table:table-cell>
          <table:table-cell table:style-name="Table11.A2" office:value-type="string">
            <text:p text:style-name="P37">SAHPI_EC_AVAILABILITY</text:p>
          </table:table-cell>
          <table:table-cell table:style-name="Table11.A2" office:value-type="string">
            <text:p text:style-name="P37">SAHPI_ES_RUNNING <text:s/>SAHPI_ES_OFF_LINE</text:p>
          </table:table-cell>
          <table:table-cell table:style-name="Table11.E2" office:value-type="string">
            <text:p text:style-name="P37">Event Only </text:p>
          </table:table-cell>
        </table:table-row>
        <table:table-row>
          <table:table-cell table:style-name="Table11.A2" office:value-type="string">
            <text:p text:style-name="P37">BEM DASD 3 Operational Status</text:p>
          </table:table-cell>
          <table:table-cell table:style-name="Table11.A2" office:value-type="string">
            <text:p text:style-name="P37">SAHPI_OPERATIONAL</text:p>
          </table:table-cell>
          <table:table-cell table:style-name="Table11.A2" office:value-type="string">
            <text:p text:style-name="P37">SAHPI_EC_AVAILABILITY</text:p>
          </table:table-cell>
          <table:table-cell table:style-name="Table11.A2" office:value-type="string">
            <text:p text:style-name="P37">SAHPI_ES_RUNNING <text:s/>SAHPI_ES_OFF_LINE</text:p>
          </table:table-cell>
          <table:table-cell table:style-name="Table11.E2" office:value-type="string">
            <text:p text:style-name="P37">Event Only </text:p>
          </table:table-cell>
        </table:table-row>
      </table:table>
      <text:p text:style-name="Table">Table <text:sequence text:ref-name="refTable15" text:name="Table" text:formula="ooow:Table+1" style:num-format="1">3.12</text:sequence>: BEM DASD Sensor Summary</text:p>
      <text:p text:style-name="Text_20_body"/>
      <text:h text:style-name="P4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37">I/O Module <text:s/>Operational Status</text:p>
          </table:table-cell>
          <table:table-cell table:style-name="Table23.A2" office:value-type="string">
            <text:p text:style-name="P37">SAHPI_OPERATIONAL</text:p>
          </table:table-cell>
          <table:table-cell table:style-name="Table23.A2" office:value-type="string">
            <text:p text:style-name="P37">SAHPI_EC_AVAILABILITY</text:p>
          </table:table-cell>
          <table:table-cell table:style-name="Table23.A2" office:value-type="string">
            <text:p text:style-name="P37">SAHPI_ES_RUNNING SAHPI_ES_OFF_LINE</text:p>
          </table:table-cell>
          <table:table-cell table:style-name="Table23.E2" office:value-type="string">
            <text:p text:style-name="P37">INT64</text:p>
            <text:p text:style-name="P37">0 = unknown</text:p>
            <text:p text:style-name="P37">1 = good</text:p>
            <text:p text:style-name="P37">2 = warning</text:p>
            <text:p text:style-name="P37">3 = bad</text:p>
          </table:table-cell>
        </table:table-row>
        <table:table-row>
          <table:table-cell table:style-name="Table23.A2" office:value-type="string">
            <text:p text:style-name="P37">I/O Module Management Bus Operational State</text:p>
          </table:table-cell>
          <table:table-cell table:style-name="Table23.A2" office:value-type="string">
            <text:p text:style-name="P40">SAHPI_OPERATIONAL</text:p>
          </table:table-cell>
          <table:table-cell table:style-name="Table23.A2" office:value-type="string">
            <text:p text:style-name="P40">SAHPI_EC_AVAILABILITY</text:p>
          </table:table-cell>
          <table:table-cell table:style-name="Table23.A2" office:value-type="string">
            <text:p text:style-name="P40">SAHPI_ES_RUNNING<text:line-break/>SAHPI_ES_OFF_LINE</text:p>
          </table:table-cell>
          <table:table-cell table:style-name="Table23.E2" office:value-type="string">
            <text:p text:style-name="P37">Event Only</text:p>
          </table:table-cell>
        </table:table-row>
        <table:table-row>
          <table:table-cell table:style-name="Table23.A2" office:value-type="string">
            <text:p text:style-name="P37">I/O Module Temperature</text:p>
          </table:table-cell>
          <table:table-cell table:style-name="Table23.A2" office:value-type="string">
            <text:p text:style-name="P37">SAHPI_TEMPERATURE</text:p>
          </table:table-cell>
          <table:table-cell table:style-name="Table23.A2" office:value-type="string">
            <text:p text:style-name="P37">SAHPI_EC_THRESHOLD</text:p>
          </table:table-cell>
          <table:table-cell table:style-name="Table23.A2" office:value-type="string">
            <text:p text:style-name="P37">SAHPI_ES_UPPER_CRIT <text:s/>SAHPI_ES_UPPER_MAJOR</text:p>
          </table:table-cell>
          <table:table-cell table:style-name="Table23.E2" office:value-type="string">
            <text:p text:style-name="P37">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38">SAHPI_IDR_FIELDTYPE_MFG_DATETIME </text:p>
            <text:p text:style-name="P38">SAHPI_IDR_FIELDTYPE_MANUFACTURER </text:p>
            <text:p text:style-name="P38">SAHPI_IDR_FIELDTYPE_PRODUCT_VERSION </text:p>
            <text:p text:style-name="P38">SAHPI_IDR_FIELDTYPE_PART_NUMBER</text:p>
          </table:table-cell>
        </table:table-row>
      </table:table>
      <text:p text:style-name="Table">Table <text:sequence text:ref-name="refTable17" text:name="Table" text:formula="ooow:Table+1" style:num-format="1">3.14</text:sequence>: I/O Module Inventory RDR Summary</text:p>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37">Power Module <text:s/>Operational Status</text:p>
          </table:table-cell>
          <table:table-cell table:style-name="Table21.A2" office:value-type="string">
            <text:p text:style-name="P37">SAHPI_OPERATIONAL</text:p>
          </table:table-cell>
          <table:table-cell table:style-name="Table21.A2" office:value-type="string">
            <text:p text:style-name="P37">SAHPI_EC_AVAILABILITY</text:p>
          </table:table-cell>
          <table:table-cell table:style-name="Table21.A2" office:value-type="string">
            <text:p text:style-name="P37">SAHPI_ES_RUNNING SAHPI_ES_OFF_LINE</text:p>
          </table:table-cell>
          <table:table-cell table:style-name="Table21.E2" office:value-type="string">
            <text:p text:style-name="P37">INT64</text:p>
            <text:p text:style-name="P37">0 = unknown</text:p>
            <text:p text:style-name="P37">1 = good</text:p>
            <text:p text:style-name="P37">2 = warning</text:p>
            <text:p text:style-name="P37">3 = bad</text:p>
          </table:table-cell>
        </table:table-row>
        <table:table-row>
          <table:table-cell table:style-name="Table21.A2" office:value-type="string">
            <text:p text:style-name="P37">Power Module Management Bus Operational State</text:p>
          </table:table-cell>
          <table:table-cell table:style-name="Table21.A2" office:value-type="string">
            <text:p text:style-name="P40">SAHPI_OPERATIONAL</text:p>
          </table:table-cell>
          <table:table-cell table:style-name="Table21.A2" office:value-type="string">
            <text:p text:style-name="P40">SAHPI_EC_AVAILABILITY</text:p>
          </table:table-cell>
          <table:table-cell table:style-name="Table21.A2" office:value-type="string">
            <text:p text:style-name="P40">SAHPI_ES_RUNNING<text:line-break/>SAHPI_ES_OFF_LINE</text:p>
          </table:table-cell>
          <table:table-cell table:style-name="Table21.E2" office:value-type="string">
            <text:p text:style-name="P37">Event Only</text:p>
          </table:table-cell>
        </table:table-row>
        <table:table-row>
          <table:table-cell table:style-name="Table21.A2" office:value-type="string">
            <text:p text:style-name="P37">Power Module Temperature</text:p>
          </table:table-cell>
          <table:table-cell table:style-name="Table21.A2" office:value-type="string">
            <text:p text:style-name="P37">SAHPI_TEMPERATURE</text:p>
          </table:table-cell>
          <table:table-cell table:style-name="Table21.A2" office:value-type="string">
            <text:p text:style-name="P37">SAHPI_EC_THRESHOLD</text:p>
          </table:table-cell>
          <table:table-cell table:style-name="Table21.A2" office:value-type="string">
            <text:p text:style-name="P37">SAHPI_ES_UPPER_MAJOR <text:s/>SAHPI_ES_UPPER_CRIT</text:p>
          </table:table-cell>
          <table:table-cell table:style-name="Table21.E2" office:value-type="string">
            <text:p text:style-name="P37">Event Only</text:p>
          </table:table-cell>
        </table:table-row>
        <table:table-row>
          <table:table-cell table:style-name="Table21.A2" office:value-type="string">
            <text:p text:style-name="P37">Power Module Fan Pack Operational Status</text:p>
          </table:table-cell>
          <table:table-cell table:style-name="Table21.A2" office:value-type="string">
            <text:p text:style-name="P37">SAHPI_OPERATIONAL</text:p>
          </table:table-cell>
          <table:table-cell table:style-name="Table21.A2" office:value-type="string">
            <text:p text:style-name="P37">SAHPI_EC_AVAILABILITY</text:p>
          </table:table-cell>
          <table:table-cell table:style-name="Table21.A2" office:value-type="string">
            <text:p text:style-name="P37">SAHPI_ES_RUNNING SAHPI_ES_OFF_LINE</text:p>
          </table:table-cell>
          <table:table-cell table:style-name="Table21.E2" office:value-type="string">
            <text:p text:style-name="P37">Event Only</text:p>
          </table:table-cell>
        </table:table-row>
        <table:table-row>
          <table:table-cell table:style-name="Table21.A2" office:value-type="string">
            <text:p text:style-name="P37">Power Module Fan Pack Average Speed <text:line-break/>(Percent of <text:s/>Max)</text:p>
            <text:p text:style-name="P37">(BCH only)</text:p>
          </table:table-cell>
          <table:table-cell table:style-name="Table21.A2" office:value-type="string">
            <text:p text:style-name="P37">SAHPI_FAN</text:p>
          </table:table-cell>
          <table:table-cell table:style-name="Table21.A2" office:value-type="string">
            <text:p text:style-name="P37">SAHPI_EC_THRESHOLD</text:p>
          </table:table-cell>
          <table:table-cell table:style-name="Table21.A2" office:value-type="string">
            <text:p text:style-name="P37">SAHPI_ES_UPPER_MAJOR</text:p>
          </table:table-cell>
          <table:table-cell table:style-name="Table21.E2" office:value-type="string">
            <text:p text:style-name="P37">PERCENTAGE</text:p>
          </table:table-cell>
        </table:table-row>
        <table:table-row>
          <table:table-cell table:style-name="Table21.A2" office:value-type="string">
            <text:p text:style-name="P37">Power Module Fan Pack Average RPM Speed</text:p>
            <text:p text:style-name="P37">(BCH only)</text:p>
          </table:table-cell>
          <table:table-cell table:style-name="Table21.A2" office:value-type="string">
            <text:p text:style-name="P37">SAHPI_FAN</text:p>
          </table:table-cell>
          <table:table-cell table:style-name="Table21.A2" office:value-type="string">
            <text:p text:style-name="P37">SAHPI_EC_UNSPECIFIED</text:p>
          </table:table-cell>
          <table:table-cell table:style-name="Table21.A2" office:value-type="string">
            <text:p text:style-name="P37">None</text:p>
          </table:table-cell>
          <table:table-cell table:style-name="Table21.E2" office:value-type="string">
            <text:p text:style-name="P37">FLOAT64<text:line-break/>(RPM)</text:p>
          </table:table-cell>
        </table:table-row>
      </table:table>
      <text:p text:style-name="Table">Table <text:sequence text:ref-name="refTable18" text:name="Table" text:formula="ooow:Table+1" style:num-format="1">3.15</text:sequence>: Power Module Sensor RDR Summary</text:p>
      <text:p text:style-name="Standard"/>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38">SAHPI_IDR_FIELDTYPE_MFG_DATETIME </text:p>
            <text:p text:style-name="P38">SAHPI_IDR_FIELDTYPE_MANUFACTURER </text:p>
            <text:p text:style-name="P38">SAHPI_IDR_FIELDTYPE_PRODUCT_VERSION </text:p>
            <text:p text:style-name="P38">SAHPI_IDR_FIELDTYPE_PART_NUMBER</text:p>
          </table:table-cell>
        </table:table-row>
      </table:table>
      <text:p text:style-name="P41">Table <text:sequence text:ref-name="refTable19" text:name="Table" text:formula="ooow:Table+1" style:num-format="1">3.16</text:sequence>: Power Module Inventory RDR Summary</text:p>
      <text:p text:style-name="P41"/>
      <text:h text:style-name="Heading_20_2" text:outline-level="2"><text:s/>Blower RDRs</text:h>
      <text:p text:style-name="P43"/>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37">Blower Operational Status</text:p>
          </table:table-cell>
          <table:table-cell table:style-name="Table19.A2" office:value-type="string">
            <text:p text:style-name="P37">SAHPI_OPERATIONAL</text:p>
          </table:table-cell>
          <table:table-cell table:style-name="Table19.A2" office:value-type="string">
            <text:p text:style-name="P37">SAHPI_EC_AVAILABILITY</text:p>
          </table:table-cell>
          <table:table-cell table:style-name="Table19.A2" office:value-type="string">
            <text:p text:style-name="P37">SAHPI_ES_RUNNING SAHPI_ES_OFF_LINE</text:p>
          </table:table-cell>
          <table:table-cell table:style-name="Table19.E2" office:value-type="string">
            <text:p text:style-name="P37">INT64</text:p>
            <text:p text:style-name="P37">0 = unknown</text:p>
            <text:p text:style-name="P37">1 = good</text:p>
            <text:p text:style-name="P37">2 = warning</text:p>
            <text:p text:style-name="P37">3 = bad</text:p>
          </table:table-cell>
        </table:table-row>
        <table:table-row>
          <table:table-cell table:style-name="Table19.A2" office:value-type="string">
            <text:p text:style-name="P37">Blower Management Bus Operational State</text:p>
          </table:table-cell>
          <table:table-cell table:style-name="Table19.A2" office:value-type="string">
            <text:p text:style-name="P40">SAHPI_OPERATIONAL</text:p>
          </table:table-cell>
          <table:table-cell table:style-name="Table19.A2" office:value-type="string">
            <text:p text:style-name="P40">SAHPI_EC_AVAILABILITY</text:p>
          </table:table-cell>
          <table:table-cell table:style-name="Table19.A2" office:value-type="string">
            <text:p text:style-name="P40">SAHPI_ES_RUNNING<text:line-break/>SAHPI_ES_OFF_LINE</text:p>
          </table:table-cell>
          <table:table-cell table:style-name="Table19.E2" office:value-type="string">
            <text:p text:style-name="P37">Event Only</text:p>
          </table:table-cell>
        </table:table-row>
        <table:table-row>
          <table:table-cell table:style-name="Table19.A2" office:value-type="string">
            <text:p text:style-name="P37">Blower Speed<text:line-break/> (Percent of Max)</text:p>
          </table:table-cell>
          <table:table-cell table:style-name="Table19.A2" office:value-type="string">
            <text:p text:style-name="P37">SAHPI_FAN</text:p>
          </table:table-cell>
          <table:table-cell table:style-name="Table19.A2" office:value-type="string">
            <text:p text:style-name="P37">SAHPI_EC_THRESHOLD</text:p>
          </table:table-cell>
          <table:table-cell table:style-name="Table19.A2" office:value-type="string">
            <text:p text:style-name="P37">SAHPI_ES_UPPER_MAJOR</text:p>
          </table:table-cell>
          <table:table-cell table:style-name="Table19.E2" office:value-type="string">
            <text:p text:style-name="P37">PERCENTAGE</text:p>
          </table:table-cell>
        </table:table-row>
        <table:table-row>
          <table:table-cell table:style-name="Table19.A2" office:value-type="string">
            <text:p text:style-name="P37">Blower RPM Speed</text:p>
            <text:p text:style-name="P37">(BCH only)</text:p>
          </table:table-cell>
          <table:table-cell table:style-name="Table19.A2" office:value-type="string">
            <text:p text:style-name="P37">SAHPI_FAN</text:p>
          </table:table-cell>
          <table:table-cell table:style-name="Table19.A2" office:value-type="string">
            <text:p text:style-name="P37">SAHPI_EC_UNSPECIFIED</text:p>
          </table:table-cell>
          <table:table-cell table:style-name="Table19.A2" office:value-type="string">
            <text:p text:style-name="P37">None</text:p>
          </table:table-cell>
          <table:table-cell table:style-name="Table19.E2" office:value-type="string">
            <text:p text:style-name="P37">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37">Media Tray Operational Status</text:p>
          </table:table-cell>
          <table:table-cell table:style-name="Table17.A2" office:value-type="string">
            <text:p text:style-name="P37">SAHPI_OPERATIONAL</text:p>
          </table:table-cell>
          <table:table-cell table:style-name="Table17.A2" office:value-type="string">
            <text:p text:style-name="P37">SAHPI_EC_AVAILABILITY</text:p>
          </table:table-cell>
          <table:table-cell table:style-name="Table17.A2" office:value-type="string">
            <text:p text:style-name="P37">SAHPI_ES_RUNNING <text:s/>SAHPI_ES_DEGRADED</text:p>
          </table:table-cell>
          <table:table-cell table:style-name="Table17.E2" office:value-type="string">
            <text:p text:style-name="P37">Event Only </text:p>
          </table:table-cell>
        </table:table-row>
        <table:table-row>
          <table:table-cell table:style-name="Table17.A2" office:value-type="string">
            <text:p text:style-name="P37">Media Tray Management Bus Operational State</text:p>
          </table:table-cell>
          <table:table-cell table:style-name="Table17.A2" office:value-type="string">
            <text:p text:style-name="P40">SAHPI_OPERATIONAL</text:p>
          </table:table-cell>
          <table:table-cell table:style-name="Table17.A2" office:value-type="string">
            <text:p text:style-name="P40">SAHPI_EC_AVAILABILITY</text:p>
          </table:table-cell>
          <table:table-cell table:style-name="Table17.A2" office:value-type="string">
            <text:p text:style-name="P40">SAHPI_ES_RUNNING<text:line-break/>SAHPI_ES_OFF_LINE</text:p>
          </table:table-cell>
          <table:table-cell table:style-name="Table17.E2" office:value-type="string">
            <text:p text:style-name="P37">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38">SAHPI_IDR_FIELDTYPE_MFG_DATETIME </text:p>
            <text:p text:style-name="P38">SAHPI_IDR_FIELDTYPE_MANUFACTURER </text:p>
            <text:p text:style-name="P38">SAHPI_IDR_FIELDTYPE_PRODUCT_VERSION </text:p>
            <text:p text:style-name="P38">SAHPI_IDR_FIELDTYPE_PART_NUMBER</text:p>
          </table:table-cell>
        </table:table-row>
      </table:table>
      <text:p text:style-name="P41">Table <text:sequence text:ref-name="refTable22" text:name="Table" text:formula="ooow:Table+1" style:num-format="1">3.19</text:sequence>: Media Tray Inventory RDR Summary</text:p>
      <text:p text:style-name="P41"/>
      <text:h text:style-name="P13" text:outline-level="1"><text:s/>Hot Swap Operations</text:h>
      <text:p text:style-name="P43">BladeCenter hardware currently supports two hot swap models.</text:p>
      <text:list text:style-name="L8">
        <text:list-item>
          <text:p text:style-name="P44">Simple “Not present or Active” model</text:p>
        </text:list-item>
        <text:list-item>
          <text:p text:style-name="P44">Three State “Not present, Inactive, Active” model</text:p>
        </text:list-item>
      </text:list>
      <text:h text:style-name="P45" text:outline-level="2"><text:s/>Simple Hot Swap</text:h>
      <text:p text:style-name="P43">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3">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25">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25">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46"/>
      <text:p text:style-name="P25"><draw:custom-shape text:anchor-type="paragraph" draw:z-index="18" draw:style-name="gr1" draw:text-style-name="P47" svg:width="6.1358in" svg:height="4.4898in" svg:x="0.4953in" svg:y="0.1126in"><text:p/><draw:enhanced-geometry svg:viewBox="0 0 21600 21600" draw:type="rectangle" draw:enhanced-path="M 0 0 L 21600 0 21600 21600 0 21600 0 0 Z N"/></draw:custom-shape></text:p>
      <text:p text:style-name="P48"/>
      <text:p text:style-name="P48"><draw:ellipse text:anchor-type="paragraph" draw:z-index="3" draw:style-name="gr2" draw:text-style-name="P47" svg:width="1.115in" svg:height="0.6776in" svg:x="3.3181in" svg:y="-0.0728in"><text:p text:style-name="P47">Active</text:p></draw:ellipse></text:p>
      <text:p text:style-name="P48"/>
      <text:p text:style-name="P48"><draw:custom-shape text:anchor-type="paragraph" draw:z-index="7" draw:style-name="gr3" draw:text-style-name="P47"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3" draw:text-style-name="P47"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4" svg:width="0.9689in" svg:height="0.1988in" svg:x="4.7972in" svg:y="-0.0417in"><draw:text-box><text:p>Power Off</text:p></draw:text-box></draw:frame><draw:frame text:anchor-type="paragraph" draw:z-index="13" draw:style-name="gr4" svg:width="0.9067in" svg:height="0.1988in" svg:x="2.2138in" svg:y="-0.0429in"><draw:text-box><text:p>Power On</text:p></draw:text-box></draw:frame></text:p>
      <text:p text:style-name="P48"/>
      <text:p text:style-name="P49"><draw:ellipse text:anchor-type="paragraph" draw:z-index="1" draw:style-name="gr2" draw:text-style-name="P47" svg:width="1.115in" svg:height="0.6776in" svg:x="1.9953in" svg:y="0.0417in"><text:p text:style-name="P47">Insertion</text:p><text:p text:style-name="P47">Pending</text:p></draw:ellipse><draw:ellipse text:anchor-type="paragraph" draw:z-index="2" draw:style-name="gr2" draw:text-style-name="P47" svg:width="1.115in" svg:height="0.6776in" svg:x="4.8181in" svg:y="0.0008in"><text:p text:style-name="P47">Extraction</text:p><text:p text:style-name="P47">Pending</text:p></draw:ellipse><draw:frame text:anchor-type="paragraph" draw:z-index="16" draw:style-name="gr5" svg:width="1.0835in" svg:height="0.6362in" svg:x="0.6827in" svg:y="0.1in"><draw:text-box><text:p>Automatic Transition States</text:p></draw:text-box></draw:frame><draw:custom-shape text:anchor-type="paragraph" draw:z-index="17" draw:style-name="gr6" draw:text-style-name="P47" svg:width="4.3543in" svg:height="0.8858in" svg:x="1.7661in" svg:y="-0.0665in"><text:p/><draw:enhanced-geometry svg:viewBox="0 0 21600 21600" draw:type="rectangle" draw:enhanced-path="M 0 0 L 21600 0 21600 21600 0 21600 0 0 Z N"/></draw:custom-shape></text:p>
      <text:p text:style-name="P50"/>
      <text:p text:style-name="P51"><draw:custom-shape text:anchor-type="paragraph" draw:z-index="6" draw:style-name="gr3" draw:text-style-name="P47"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3" draw:text-style-name="P47"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1"/>
      <text:p text:style-name="P48"><draw:ellipse text:anchor-type="paragraph" draw:z-index="0" draw:style-name="gr2" draw:text-style-name="P47" svg:width="1.115in" svg:height="0.6776in" svg:x="3.4327in" svg:y="-0.0154in"><text:p text:style-name="P47">Inactive</text:p></draw:ellipse><draw:frame text:anchor-type="paragraph" draw:z-index="14" draw:style-name="gr4" svg:width="0.8543in" svg:height="0.1988in" svg:x="2.339in" svg:y="-0.0429in"><draw:text-box><text:p>Power On</text:p></draw:text-box></draw:frame><draw:frame text:anchor-type="paragraph" draw:z-index="15" draw:style-name="gr7" svg:width="0.865in" svg:height="0.1988in" svg:x="4.8283in" svg:y="-0.0689in"><draw:text-box><text:p>Power Off</text:p></draw:text-box></draw:frame></text:p>
      <text:p text:style-name="P48"/>
      <text:p text:style-name="P48"/>
      <text:p text:style-name="P49"><draw:custom-shape text:anchor-type="paragraph" draw:z-index="5" draw:style-name="gr3" draw:text-style-name="P47"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4" svg:width="0.7795in" svg:height="0.1988in" svg:x="4.1846in" svg:y="0.1453in"><draw:text-box><text:p>Remove</text:p></draw:text-box></draw:frame><draw:frame text:anchor-type="paragraph" draw:z-index="10" draw:style-name="gr4" svg:width="0.5524in" svg:height="0.1988in" svg:x="3.2453in" svg:y="0.1547in"><draw:text-box><text:p>Install</text:p></draw:text-box></draw:frame></text:p>
      <text:p text:style-name="P48"/>
      <text:p text:style-name="P48"><draw:ellipse text:anchor-type="paragraph" draw:z-index="4" draw:style-name="gr2" draw:text-style-name="P47" svg:width="1.115in" svg:height="0.6776in" svg:x="3.4535in" svg:y="0.0528in"><text:p text:style-name="P47">Not Present</text:p></draw:ellipse></text:p>
      <text:p text:style-name="P48"/>
      <text:p text:style-name="P48"/>
      <text:p text:style-name="P48"/>
      <text:p text:style-name="P48"/>
      <text:p text:style-name="P25">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9">
        <text:list-item>
          <text:p text:style-name="P52">saHpiHotSwapPolicyCancel() always returns SA_ERR_HPI_INVALID_REQUEST</text:p>
        </text:list-item>
        <text:list-item>
          <text:p text:style-name="P52">saHpiResourceActiveSet() always returns SA_ERR_HPI_INVALID_REQUEST</text:p>
        </text:list-item>
        <text:list-item>
          <text:p text:style-name="P52">saHpiResourceInactiveSet() always returns SA_ERR_HPI_INVALID_REQUEST</text:p>
        </text:list-item>
        <text:list-item>
          <text:p text:style-name="P52">saHpiAutoInsertTimeoutGet() always returns SAHPI_TIMEOUT_IMMEDIATE</text:p>
        </text:list-item>
        <text:list-item>
          <text:p text:style-name="P52">saHpiAutoInsertTimeoutSet() always returns SA_ERR_HPI_READ_ONLY</text:p>
        </text:list-item>
        <text:list-item>
          <text:p text:style-name="P52">saHpiAutoExtractTimeoutGet() always returns SAHPI_TIMEOUT_IMMEDIATE</text:p>
        </text:list-item>
        <text:list-item>
          <text:p text:style-name="P52">saHpiAutoExtractTimeoutSet() always returns SA_ERR_HPI_READ_ONLY</text:p>
        </text:list-item>
      </text:list>
      <text:p text:style-name="P25">BladeCenter blades, I/O modules, and Management Modules do not possess hot swap indicator LEDs so:</text:p>
      <text:list text:style-name="L10">
        <text:list-item>
          <text:p text:style-name="P53">saHpiHotSwapIndicatorStateGet() always returns SA_ERR_HPI_CAPABILITY</text:p>
        </text:list-item>
        <text:list-item>
          <text:p text:style-name="P53">saHpiHotSwapIndicatorStateSet() always returns SA_ERR_HPI_CAPABILITY</text:p>
        </text:list-item>
      </text:list>
      <text:p text:style-name="P25">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25"/>
      <text:h text:style-name="P13" text:outline-level="1"><text:s/>Event Processing</text:h>
      <text:p text:style-name="P25">HPI defines a simple polling interface for events. <text:span text:style-name="T5">Internally, however, things get a little complex. There are actually four major logs that are involved in the processing of events:</text:span></text:p>
      <text:list text:style-name="L11">
        <text:list-item>
          <text:p text:style-name="P54">BladeCenter Hardware Event Log</text:p>
        </text:list-item>
        <text:list-item>
          <text:p text:style-name="P54">OpenHPI BladeCenter Plugin Resource Event Log</text:p>
        </text:list-item>
        <text:list-item>
          <text:p text:style-name="P54">OpenHPI Domain Event Log</text:p>
        </text:list-item>
        <text:list-item>
          <text:p text:style-name="P54">OpenHPI Domain Alarm Table</text:p>
        </text:list-item>
      </text:list>
      <text:h text:style-name="Heading_20_2" text:outline-level="2"><text:s/>BladeCenter Hardware Event Log</text:h>
      <text:p text:style-name="P25">At the base, is the BladeCenter's Hardware Event Log. This log is persistent in the BladeCenter hardware and is preserved over MM failovers and failures. All the noteworthy (plus some not so noteworthy) events in the BladeCenter system are logged here. The log is accessible externally through SNMP commands. </text:p>
      <text:p text:style-name="P25">In a simplified event flow, an HPI application issues <text:span text:style-name="T4">saHpiEventGet()</text:span> which flows through the OpenHPI Infrastructure code to the OpenHPI BladeCenter plugin code. The OpenHPI BladeCenter <text:s/>plugin code issues an SNMP command to the BladeCenter Management Module to retrieve an event from the BladeCenter's Hardware Event Log. The BladeCenter event is then translated into an HPI event and returned the event to the OpenHPI Infrastructure code. The OpenHPI Infrastructure code then logs the event in its Domain Event Log, so that its available to all subscribed users. If the severity is high enough, the event is also logged to the Domain Alarm Table.</text:p>
      <text:p text:style-name="P25">All HPI Resource Event Log commands, s<text:span text:style-name="T4">aHpiEventLogxxx(),</text:span> deal with the BladeCenter Hardware Log and its characteristics and are supported by the OpenHPI BladeCenter plugin code.</text:p>
      <text:p text:style-name="P25">All HPI Domain Event Log commands, <text:span text:style-name="T4">saHpiEventGet() </text:span>and <text:span text:style-name="T4">saHpiEventAdd();</text:span> and all HPI Domain Alarm Table commands, saHpiAlarmxxx(), are supported entirely by the OpenHPI Infrastructure code. More on these in a bit.</text:p>
      <text:h text:style-name="Heading_20_3" text:outline-level="3"><text:s/>Non-Writable</text:h>
      <text:p text:style-name="Text_20_body">The BladeCenter Hardware Event Log is not writable from external sources. SA_ERR_HPI_INVALID_CMD is returned for the command s<text:span text:style-name="T4">aHpiEventLogEntryAdd()</text:span>. </text:p>
      <text:p text:style-name="Text_20_body">The HPI Infrastructure code, however, does support writable user-defined events to the Domain Event Log and the Domain Alert Table. So the commands <text:span text:style-name="T4">SaHpiEventAdd() </text:span><text:span text:style-name="T5">and </text:span><text:span text:style-name="T4">SaHpiAlarmAdd() </text:span><text:span text:style-name="T5">are supported.</text:span></text:p>
      <text:h text:style-name="Heading_20_3" text:outline-level="3"><text:s/>Variable Length</text:h>
      <text:p text:style-name="Text_20_body">The BladeCenter Hardware Event Log is variable in size. The size varies depending upon what specific events are logged. Some are larger than others. Typically the number of events range from around 350 to almost 800 events. HPI assumes fix length logs so the OpenHPI BladeCenter plugin fibs a bit and returns a value of 768 for the maximum length of the log. 768 is based on the smallest BladeCenter event message.</text:p>
      <text:h text:style-name="Heading_20_3" text:outline-level="3"><text:s/>Wrap Characteristics</text:h>
      <text:p text:style-name="Text_20_body">When the BladeCenter Hardware Event Log gets full, it wraps. The oldest events are replaced with the newer ones. Generally this isn't a problem, as we'll see, since the OpenHPI BladeCenter plugin code keeps a copy of the BladeCenter Hardware Event Log in its memory – which does not <text:s/>wrap. So events that are replaced in the hardware event log are generally still available in the plugin's memory cache.</text:p>
      <text:h text:style-name="Heading_20_3" text:outline-level="3"><text:s/>Too Much Stuff</text:h>
      <text:p text:style-name="P55">Lots of stuff is logged in the BladeCenter's Hardware Event Log – not all of it useful to HPI applications or easily translated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Text Buffer of OEM events if desirable; but ,in general, HPI applications should simply ignore HPI OEM events.</text:p>
      <text:p text:style-name="P55">A list of the hardware events explicitly mapped into non-OEM HPI events are listed in the OpenHPI file – s<text:span text:style-name="T1">nmp_bc_events.map</text:span>.</text:p>
      <text:h text:style-name="Heading_20_2" text:outline-level="2"><text:s/>OpenHPI BladeCenter Resource Event Log</text:h>
      <text:p text:style-name="Text_20_body">HPI's Resource Event Log (REL) for BladeCenter is supported in the OpenHPI's BladeCenter plugin code. The REL is associated with the Virtual Management Module resource. The plugin code keeps the REL synchronized with the BladeCenter Hardware Event Log . </text:p>
      <text:p text:style-name="Text_20_body">To improve performance, the OpenHPI BladeCenter plugin code generally reads more than one event from the BladeCenter Hardware Event Log at a time. When an HPI application requests an event, the BladeCenter plugin determines if there are any new events to read from the hardware. If there are, the plugin reads <text:span text:style-name="T4">all</text:span> the new events in the BladeCenter Hardware Event Log at once. It stores the new events in the REL and feeds them to the OpenHPI Infrastructure code. If there are no new events to be read from the hardware but there are unprocessed events in the REL, the event is returned from the REL memory. This improves SNMP network efficiencies and reduces the chances that events are lost due to the hardware log wrapping.</text:p>
      <text:h text:style-name="Heading_20_3" text:outline-level="3"><text:s/>Initial Bring-up</text:h>
      <text:p text:style-name="Text_20_body">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12">
        <text:list-item>
          <text:p text:style-name="P56">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56">Use SNMP v3 and configure the “count_per_getbulk” variable in <text:span text:style-name="T1">openhpi.conf </text:span><text:span text:style-name="T9">to be as large as possible. Using SNMP GET-BULK commands to retrieve the initial set of events can dramatically reduce bring-up time. The maximun value for “count_per_getbulk” depends on the Management Module code level. Consult </text:span><text:span text:style-name="T1">openhpi/plugins/snmp_bc/README</text:span><text:span text:style-name="T9"> <text:s/>for the details.</text:span></text:p>
        </text:list-item>
      </text:list>
      <text:p text:style-name="Text_20_body">Besides performance, the other area of concern is stale data. When the BladeCenter Hardware Event Log is first read, it can contain events for resources that are no longer in the chassis (e.g. removed blades). The OpenHPI BladeCenter plugin code won't propagate events to the OpenHPI Infrastructure code until after the initial bring-up and discovery is finished. If the HPI application wants to read historical data, it can issue <text:span text:style-name="T1">saHpiEventLogGet()</text:span>; if it just wants events after bring-up, it can issue <text:span text:style-name="T1">saHpiEventGet()</text:span>. </text:p>
      <text:h text:style-name="Heading_20_2" text:outline-level="2"><text:s/>OpenHPI Domain Event Log</text:h>
      <text:p text:style-name="P25">This is the log that the HPI application reads when issuing <text:span text:style-name="T1">saHpiEventGet()</text:span>. Events can be added to this log using <text:span text:style-name="T1">saHpiEventAdd()</text:span>. </text:p>
      <text:p text:style-name="P25">Generally the OpenHPI Domain Event Log and the plugin's REL have more events then the application has read. When the application requests an event, it can usually be retrieved from memory instead of having to request the event from the hardware. This greatly improves performance. OpenHPI can also be configured to run in a threaded mode. In this mode, a separate thread polls the plugins for events every 3 seconds. The idea is to off-load the time getting and translating events directly from the hardware.</text:p>
      <text:p text:style-name="P25">This design should also reduce concern about log wrapping. Unless the hardware event log can be overflown in 3 seconds, events will be picked up and saved in memory until the HPI application gets around to processing them. The amount of memory used to store events can be capped by the user, if desired, through the OPENHPI_EVT_QUEUE_LIMIT configuration option in <text:s/><text:span text:style-name="T10">openhpi.conf</text:span>. </text:p>
      <text:p text:style-name="P25"/>
      <text:p text:style-name="P25"/>
      <text:p text:style-name="P25"/>
      <text:h text:style-name="Heading_20_2" text:outline-level="2"><text:s/>OpenHPI Domain Alarm Table</text:h>
      <text:p text:style-name="Text_20_body">For events with severities greater than or equal to SAHPI_MINOR, <text:s/>the OpenHPI Infrastructure code stores and tracks in the Domain Alarm Table (DAT). As events are recovered, they are removed from this table. User applications can add events to the DAT with the command – <text:span text:style-name="T4">saHpiAlarmAdd()</text:span>. The size of the DAT can be limited, if desired, by the OPENHPI_DAT_SIZE_LIMIT configuration option in <text:span text:style-name="T1">o</text:span><text:span text:style-name="T10">penhpi.conf</text:span>. </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 / <text:page-count>2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teve Sherman</meta:initial-creator>
    <meta:creation-date>2006-04-11T09:44:19</meta:creation-date>
    <dc:creator>Steve Sherman</dc:creator>
    <dc:date>2006-07-17T15:57:15</dc:date>
    <dc:language>en-US</dc:language>
    <meta:editing-cycles>132</meta:editing-cycles>
    <meta:editing-duration>P3DT2H49M34S</meta:editing-duration>
    <meta:user-defined meta:name="Info 1"/>
    <meta:user-defined meta:name="Info 2"/>
    <meta:user-defined meta:name="Info 3"/>
    <meta:user-defined meta:name="Info 4"/>
    <meta:document-statistic meta:table-count="23" meta:image-count="0" meta:object-count="0" meta:page-count="28" meta:paragraph-count="1108" meta:word-count="6884" meta:character-count="42983"/>
  </office:meta>
</office:document-meta>
</file>